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1.249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4">
            <text:p>4.0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65">
            <text:p>6.5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304">
            <text:p>30.4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3922">
            <text:p>392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5147">
            <text:p>514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8214">
            <text:p>1821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01">
            <text:p>2020-11-0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7 - 1.21)">
            <text:p>(0.87 - 1.2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3">
            <text:p>1.0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75">
            <text:p>29.7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62568306010929">
            <text:p>0.16256830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2078884111201">
            <text:p>1.6207888411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0160493097734">
            <text:p>4.60160493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1.125">
            <text:p>51.12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9390243902439">
            <text:p>0.2493902439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9476902141582">
            <text:p>1.9947690214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1309077874958">
            <text:p>3.113090778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9.125">
            <text:p>69.12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5124113475177">
            <text:p>0.2451241135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7570262593682">
            <text:p>1.975702625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6165987377579">
            <text:p>3.1616598738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8">
            <text:p>388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6288659793814">
            <text:p>0.1262886598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327000743969">
            <text:p>1.4732700074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82829966795535">
            <text:p>5.82829966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9">
            <text:p>559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77191413237925">
            <text:p>0.097719141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073309457215">
            <text:p>1.3607330946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43444795270719">
            <text:p>7.434447952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30">
            <text:p>730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2602739726027">
            <text:p>0.047260274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697886845562">
            <text:p>1.1697886846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5.0104988847784">
            <text:p>15.010498884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8.375">
            <text:p>88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54232111692845">
            <text:p>0.1542321117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8643597770834">
            <text:p>1.586435977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4.83247328528682">
            <text:p>4.832473285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34">
            <text:p>1034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8.25">
            <text:p>88.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53481624758221">
            <text:p>0.0853481625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1299581398786">
            <text:p>1.312995814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46325053411053">
            <text:p>8.463250534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234">
            <text:p>1234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96.75">
            <text:p>96.7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84035656401945">
            <text:p>0.0784035656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8646083318667">
            <text:p>1.2864608332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18297494499087">
            <text:p>9.18297494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1018">
            <text:p>1018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95.375">
            <text:p>95.3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93688605108055">
            <text:p>0.0936886051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4511412514329">
            <text:p>1.3451141251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7.73981631424756">
            <text:p>7.739816314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73">
            <text:p>973</text:p>
          </table:table-cell>
          <table:table-cell office:value-type="float" office:value="34.75">
            <text:p>34.75</text:p>
          </table:table-cell>
          <table:table-cell office:value-type="float" office:value="51.125">
            <text:p>51.125</text:p>
          </table:table-cell>
          <table:table-cell office:value-type="float" office:value="77.75">
            <text:p>77.75</text:p>
          </table:table-cell>
          <table:table-cell office:value-type="float" office:value="0.224193548387097">
            <text:p>0.2241935484</text:p>
          </table:table-cell>
          <table:table-cell office:value-type="float" office:value="0.142013888888889">
            <text:p>0.1420138889</text:p>
          </table:table-cell>
          <table:table-cell office:value-type="float" office:value="0.0799075025693731">
            <text:p>0.0799075026</text:p>
          </table:table-cell>
          <table:table-cell office:value-type="float" office:value="1.8831924037461">
            <text:p>1.8831924037</text:p>
          </table:table-cell>
          <table:table-cell office:value-type="float" office:value="1.53657778260031">
            <text:p>1.5365777826</text:p>
          </table:table-cell>
          <table:table-cell office:value-type="float" office:value="1.29219126856788">
            <text:p>1.2921912686</text:p>
          </table:table-cell>
          <table:table-cell office:value-type="float" office:value="3.42663289257146">
            <text:p>3.4266328926</text:p>
          </table:table-cell>
          <table:table-cell office:value-type="float" office:value="5.21974618587524">
            <text:p>5.2197461859</text:p>
          </table:table-cell>
          <table:table-cell office:value-type="float" office:value="9.01650274865485">
            <text:p>9.016502748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60">
            <text:p>1060</text:p>
          </table:table-cell>
          <table:table-cell office:value-type="float" office:value="35">
            <text:p>35</text:p>
          </table:table-cell>
          <table:table-cell office:value-type="float" office:value="73.5">
            <text:p>73.5</text:p>
          </table:table-cell>
          <table:table-cell office:value-type="float" office:value="90.25">
            <text:p>90.25</text:p>
          </table:table-cell>
          <table:table-cell office:value-type="float" office:value="0.196629213483146">
            <text:p>0.1966292135</text:p>
          </table:table-cell>
          <table:table-cell office:value-type="float" office:value="0.17093023255814">
            <text:p>0.1709302326</text:p>
          </table:table-cell>
          <table:table-cell office:value-type="float" office:value="0.0851415094339623">
            <text:p>0.0851415094</text:p>
          </table:table-cell>
          <table:table-cell office:value-type="float" office:value="1.76398182047721">
            <text:p>1.7639818205</text:p>
          </table:table-cell>
          <table:table-cell office:value-type="float" office:value="1.65552141698215">
            <text:p>1.655521417</text:p>
          </table:table-cell>
          <table:table-cell office:value-type="float" office:value="1.31220347321111">
            <text:p>1.3122034732</text:p>
          </table:table-cell>
          <table:table-cell office:value-type="float" office:value="3.86135884870175">
            <text:p>3.8613588487</text:p>
          </table:table-cell>
          <table:table-cell office:value-type="float" office:value="4.39260934237752">
            <text:p>4.3926093424</text:p>
          </table:table-cell>
          <table:table-cell office:value-type="float" office:value="8.48297357732117">
            <text:p>8.482973577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67">
            <text:p>126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6.375">
            <text:p>46.3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66022099447514">
            <text:p>0.0366022099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307335894814">
            <text:p>1.1307335895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19.2818012850001">
            <text:p>19.28180128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98">
            <text:p>1298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90.25">
            <text:p>90.2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95300462249615">
            <text:p>0.0695300462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5283063935033">
            <text:p>1.2528306394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3117220593408">
            <text:p>10.311722059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71">
            <text:p>671</text:p>
          </table:table-cell>
          <table:table-cell office:value-type="float" office:value="1594">
            <text:p>1594</text:p>
          </table:table-cell>
          <table:table-cell office:value-type="float" office:value="63.5">
            <text:p>63.5</text:p>
          </table:table-cell>
          <table:table-cell office:value-type="float" office:value="57.25">
            <text:p>57.25</text:p>
          </table:table-cell>
          <table:table-cell office:value-type="float" office:value="121.5">
            <text:p>121.5</text:p>
          </table:table-cell>
          <table:table-cell office:value-type="float" office:value="0.191265060240964">
            <text:p>0.1912650602</text:p>
          </table:table-cell>
          <table:table-cell office:value-type="float" office:value="0.0853204172876304">
            <text:p>0.0853204173</text:p>
          </table:table-cell>
          <table:table-cell office:value-type="float" office:value="0.0762233375156838">
            <text:p>0.0762233375</text:p>
          </table:table-cell>
          <table:table-cell office:value-type="float" office:value="1.74112906445057">
            <text:p>1.7411290645</text:p>
          </table:table-cell>
          <table:table-cell office:value-type="float" office:value="1.31288942477473">
            <text:p>1.3128894248</text:p>
          </table:table-cell>
          <table:table-cell office:value-type="float" office:value="1.27816927578167">
            <text:p>1.2781692758</text:p>
          </table:table-cell>
          <table:table-cell office:value-type="float" office:value="3.96048304277602">
            <text:p>3.9604830428</text:p>
          </table:table-cell>
          <table:table-cell office:value-type="float" office:value="8.46589299557036">
            <text:p>8.4658929956</text:p>
          </table:table-cell>
          <table:table-cell office:value-type="float" office:value="9.43596548693774">
            <text:p>9.4359654869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54">
            <text:p>654</text:p>
          </table:table-cell>
          <table:table-cell office:value-type="float" office:value="1460">
            <text:p>1460</text:p>
          </table:table-cell>
          <table:table-cell office:value-type="float" office:value="58">
            <text:p>58</text:p>
          </table:table-cell>
          <table:table-cell office:value-type="float" office:value="80.375">
            <text:p>80.375</text:p>
          </table:table-cell>
          <table:table-cell office:value-type="float" office:value="160">
            <text:p>160</text:p>
          </table:table-cell>
          <table:table-cell office:value-type="float" office:value="0.166666666666667">
            <text:p>0.1666666667</text:p>
          </table:table-cell>
          <table:table-cell office:value-type="float" office:value="0.12289755351682">
            <text:p>0.1228975535</text:p>
          </table:table-cell>
          <table:table-cell office:value-type="float" office:value="0.10958904109589">
            <text:p>0.1095890411</text:p>
          </table:table-cell>
          <table:table-cell office:value-type="float" office:value="1.63777777777778">
            <text:p>1.6377777778</text:p>
          </table:table-cell>
          <table:table-cell office:value-type="float" office:value="1.45974490228329">
            <text:p>1.4597449023</text:p>
          </table:table-cell>
          <table:table-cell office:value-type="float" office:value="1.40710076937512">
            <text:p>1.4071007694</text:p>
          </table:table-cell>
          <table:table-cell office:value-type="float" office:value="4.49655610560192">
            <text:p>4.4965561056</text:p>
          </table:table-cell>
          <table:table-cell office:value-type="float" office:value="5.97992023484253">
            <text:p>5.9799202348</text:p>
          </table:table-cell>
          <table:table-cell office:value-type="float" office:value="6.66553601380635">
            <text:p>6.665536013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08">
            <text:p>808</text:p>
          </table:table-cell>
          <table:table-cell office:value-type="float" office:value="1908">
            <text:p>1908</text:p>
          </table:table-cell>
          <table:table-cell office:value-type="float" office:value="13.75">
            <text:p>13.75</text:p>
          </table:table-cell>
          <table:table-cell office:value-type="float" office:value="59.625">
            <text:p>59.625</text:p>
          </table:table-cell>
          <table:table-cell office:value-type="float" office:value="333.5">
            <text:p>333.5</text:p>
          </table:table-cell>
          <table:table-cell office:value-type="float" office:value="0.0376712328767123">
            <text:p>0.0376712329</text:p>
          </table:table-cell>
          <table:table-cell office:value-type="float" office:value="0.0737933168316832">
            <text:p>0.0737933168</text:p>
          </table:table-cell>
          <table:table-cell office:value-type="float" office:value="0.17479035639413">
            <text:p>0.1747903564</text:p>
          </table:table-cell>
          <table:table-cell office:value-type="float" office:value="1.13463079376994">
            <text:p>1.1346307938</text:p>
          </table:table-cell>
          <table:table-cell office:value-type="float" office:value="1.26894969798457">
            <text:p>1.268949698</text:p>
          </table:table-cell>
          <table:table-cell office:value-type="float" office:value="1.67164751800869">
            <text:p>1.671647518</text:p>
          </table:table-cell>
          <table:table-cell office:value-type="float" office:value="18.7443446228369">
            <text:p>18.7443446228</text:p>
          </table:table-cell>
          <table:table-cell office:value-type="float" office:value="9.73555024355954">
            <text:p>9.7355502436</text:p>
          </table:table-cell>
          <table:table-cell office:value-type="float" office:value="4.30286437122626">
            <text:p>4.302864371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96">
            <text:p>796</text:p>
          </table:table-cell>
          <table:table-cell office:value-type="float" office:value="2102">
            <text:p>2102</text:p>
          </table:table-cell>
          <table:table-cell office:value-type="float" office:value="44.25">
            <text:p>44.25</text:p>
          </table:table-cell>
          <table:table-cell office:value-type="float" office:value="36.75">
            <text:p>36.75</text:p>
          </table:table-cell>
          <table:table-cell office:value-type="float" office:value="170.25">
            <text:p>170.25</text:p>
          </table:table-cell>
          <table:table-cell office:value-type="float" office:value="0.129385964912281">
            <text:p>0.1293859649</text:p>
          </table:table-cell>
          <table:table-cell office:value-type="float" office:value="0.0461683417085427">
            <text:p>0.0461683417</text:p>
          </table:table-cell>
          <table:table-cell office:value-type="float" office:value="0.0809942911512845">
            <text:p>0.0809942912</text:p>
          </table:table-cell>
          <table:table-cell office:value-type="float" office:value="1.48566270390889">
            <text:p>1.4856627039</text:p>
          </table:table-cell>
          <table:table-cell office:value-type="float" office:value="1.16576696690109">
            <text:p>1.1657669669</text:p>
          </table:table-cell>
          <table:table-cell office:value-type="float" office:value="1.29633776641973">
            <text:p>1.2963377664</text:p>
          </table:table-cell>
          <table:table-cell office:value-type="float" office:value="5.69675248043673">
            <text:p>5.6967524804</text:p>
          </table:table-cell>
          <table:table-cell office:value-type="float" office:value="15.3574402450867">
            <text:p>15.3574402451</text:p>
          </table:table-cell>
          <table:table-cell office:value-type="float" office:value="8.90005120947477">
            <text:p>8.900051209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54">
            <text:p>954</text:p>
          </table:table-cell>
          <table:table-cell office:value-type="float" office:value="2025">
            <text:p>2025</text:p>
          </table:table-cell>
          <table:table-cell office:value-type="float" office:value="66.375">
            <text:p>66.375</text:p>
          </table:table-cell>
          <table:table-cell office:value-type="float" office:value="72.25">
            <text:p>72.25</text:p>
          </table:table-cell>
          <table:table-cell office:value-type="float" office:value="61.375">
            <text:p>61.375</text:p>
          </table:table-cell>
          <table:table-cell office:value-type="float" office:value="0.202362804878049">
            <text:p>0.2023628049</text:p>
          </table:table-cell>
          <table:table-cell office:value-type="float" office:value="0.0757337526205451">
            <text:p>0.0757337526</text:p>
          </table:table-cell>
          <table:table-cell office:value-type="float" office:value="0.0303086419753086">
            <text:p>0.030308642</text:p>
          </table:table-cell>
          <table:table-cell office:value-type="float" office:value="1.78853319847747">
            <text:p>1.7885331985</text:p>
          </table:table-cell>
          <table:table-cell office:value-type="float" office:value="1.27630991269245">
            <text:p>1.2763099127</text:p>
          </table:table-cell>
          <table:table-cell office:value-type="float" office:value="1.10788072991922">
            <text:p>1.1078807299</text:p>
          </table:table-cell>
          <table:table-cell office:value-type="float" office:value="3.76120436567063">
            <text:p>3.7612043657</text:p>
          </table:table-cell>
          <table:table-cell office:value-type="float" office:value="9.49477804994079">
            <text:p>9.4947780499</text:p>
          </table:table-cell>
          <table:table-cell office:value-type="float" office:value="23.2144707698498">
            <text:p>23.214470769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056">
            <text:p>1056</text:p>
          </table:table-cell>
          <table:table-cell office:value-type="float" office:value="2416">
            <text:p>2416</text:p>
          </table:table-cell>
          <table:table-cell office:value-type="float" office:value="82.25">
            <text:p>82.25</text:p>
          </table:table-cell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  <table:table-cell office:value-type="float" office:value="0.228472222222222">
            <text:p>0.2284722222</text:p>
          </table:table-cell>
          <table:table-cell office:value-type="float" office:value="0.151515151515152">
            <text:p>0.1515151515</text:p>
          </table:table-cell>
          <table:table-cell office:value-type="float" office:value="0.0347682119205298">
            <text:p>0.0347682119</text:p>
          </table:table-cell>
          <table:table-cell office:value-type="float" office:value="1.90196390817901">
            <text:p>1.9019639082</text:p>
          </table:table-cell>
          <table:table-cell office:value-type="float" office:value="1.5752984389348">
            <text:p>1.5752984389</text:p>
          </table:table-cell>
          <table:table-cell office:value-type="float" office:value="1.12405804569975">
            <text:p>1.1240580457</text:p>
          </table:table-cell>
          <table:table-cell office:value-type="float" office:value="3.36853183706794">
            <text:p>3.3685318371</text:p>
          </table:table-cell>
          <table:table-cell office:value-type="float" office:value="4.9131986644989">
            <text:p>4.9131986645</text:p>
          </table:table-cell>
          <table:table-cell office:value-type="float" office:value="20.280832654931">
            <text:p>20.280832654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249">
            <text:p>1249</text:p>
          </table:table-cell>
          <table:table-cell office:value-type="float" office:value="3265">
            <text:p>3265</text:p>
          </table:table-cell>
          <table:table-cell office:value-type="float" office:value="103.875">
            <text:p>103.875</text:p>
          </table:table-cell>
          <table:table-cell office:value-type="float" office:value="64.25">
            <text:p>64.25</text:p>
          </table:table-cell>
          <table:table-cell office:value-type="float" office:value="39.75">
            <text:p>39.75</text:p>
          </table:table-cell>
          <table:table-cell office:value-type="float" office:value="0.279233870967742">
            <text:p>0.279233871</text:p>
          </table:table-cell>
          <table:table-cell office:value-type="float" office:value="0.0514411529223379">
            <text:p>0.0514411529</text:p>
          </table:table-cell>
          <table:table-cell office:value-type="float" office:value="0.0121745788667688">
            <text:p>0.0121745789</text:p>
          </table:table-cell>
          <table:table-cell office:value-type="float" office:value="2.13014279559053">
            <text:p>2.1301427956</text:p>
          </table:table-cell>
          <table:table-cell office:value-type="float" office:value="1.18523057196758">
            <text:p>1.185230572</text:p>
          </table:table-cell>
          <table:table-cell office:value-type="float" office:value="1.04290153796003">
            <text:p>1.042901538</text:p>
          </table:table-cell>
          <table:table-cell office:value-type="float" office:value="2.81468103380489">
            <text:p>2.8146810338</text:p>
          </table:table-cell>
          <table:table-cell office:value-type="float" office:value="13.8182416799265">
            <text:p>13.81824167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12">
            <text:p>12</text:p>
          </table:table-cell>
          <table:table-cell office:value-type="float" office:value="606">
            <text:p>606</text:p>
          </table:table-cell>
          <table:table-cell office:value-type="float" office:value="1264">
            <text:p>1264</text:p>
          </table:table-cell>
          <table:table-cell office:value-type="float" office:value="2842">
            <text:p>2842</text:p>
          </table:table-cell>
          <table:table-cell office:value-type="float" office:value="57.75">
            <text:p>57.75</text:p>
          </table:table-cell>
          <table:table-cell office:value-type="float" office:value="99.875">
            <text:p>99.875</text:p>
          </table:table-cell>
          <table:table-cell office:value-type="float" office:value="212.875">
            <text:p>212.875</text:p>
          </table:table-cell>
          <table:table-cell office:value-type="float" office:value="0.0952970297029703">
            <text:p>0.0952970297</text:p>
          </table:table-cell>
          <table:table-cell office:value-type="float" office:value="0.0790150316455696">
            <text:p>0.0790150316</text:p>
          </table:table-cell>
          <table:table-cell office:value-type="float" office:value="0.0749032371569317">
            <text:p>0.0749032372</text:p>
          </table:table-cell>
          <table:table-cell office:value-type="float" office:value="1.35133939074601">
            <text:p>1.3513393907</text:p>
          </table:table-cell>
          <table:table-cell office:value-type="float" office:value="1.28878962620236">
            <text:p>1.2887896262</text:p>
          </table:table-cell>
          <table:table-cell office:value-type="float" office:value="1.27315790012497">
            <text:p>1.2731579001</text:p>
          </table:table-cell>
          <table:table-cell office:value-type="float" office:value="7.61486091232383">
            <text:p>7.6148609123</text:p>
          </table:table-cell>
          <table:table-cell office:value-type="float" office:value="9.11452706777112">
            <text:p>9.1145270678</text:p>
          </table:table-cell>
          <table:table-cell office:value-type="float" office:value="9.59630327241195">
            <text:p>9.596303272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15">
            <text:p>715</text:p>
          </table:table-cell>
          <table:table-cell office:value-type="float" office:value="1305">
            <text:p>1305</text:p>
          </table:table-cell>
          <table:table-cell office:value-type="float" office:value="2892">
            <text:p>2892</text:p>
          </table:table-cell>
          <table:table-cell office:value-type="float" office:value="81.625">
            <text:p>81.625</text:p>
          </table:table-cell>
          <table:table-cell office:value-type="float" office:value="75.5">
            <text:p>75.5</text:p>
          </table:table-cell>
          <table:table-cell office:value-type="float" office:value="128.875">
            <text:p>128.875</text:p>
          </table:table-cell>
          <table:table-cell office:value-type="float" office:value="0.114160839160839">
            <text:p>0.1141608392</text:p>
          </table:table-cell>
          <table:table-cell office:value-type="float" office:value="0.0578544061302682">
            <text:p>0.0578544061</text:p>
          </table:table-cell>
          <table:table-cell office:value-type="float" office:value="0.0445625864453665">
            <text:p>0.0445625864</text:p>
          </table:table-cell>
          <table:table-cell office:value-type="float" office:value="1.42510702357083">
            <text:p>1.4251070236</text:p>
          </table:table-cell>
          <table:table-cell office:value-type="float" office:value="1.20905080078096">
            <text:p>1.2090508008</text:p>
          </table:table-cell>
          <table:table-cell office:value-type="float" office:value="1.15986126781576">
            <text:p>1.1598612678</text:p>
          </table:table-cell>
          <table:table-cell office:value-type="float" office:value="6.4120027049555">
            <text:p>6.412002705</text:p>
          </table:table-cell>
          <table:table-cell office:value-type="float" office:value="12.3242134078509">
            <text:p>12.3242134079</text:p>
          </table:table-cell>
          <table:table-cell office:value-type="float" office:value="15.8985200999237">
            <text:p>15.8985200999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44">
            <text:p>744</text:p>
          </table:table-cell>
          <table:table-cell office:value-type="float" office:value="1440">
            <text:p>1440</text:p>
          </table:table-cell>
          <table:table-cell office:value-type="float" office:value="3334">
            <text:p>3334</text:p>
          </table:table-cell>
          <table:table-cell office:value-type="float" office:value="22.125">
            <text:p>22.125</text:p>
          </table:table-cell>
          <table:table-cell office:value-type="float" office:value="107.75">
            <text:p>107.75</text:p>
          </table:table-cell>
          <table:table-cell office:value-type="float" office:value="138.5">
            <text:p>138.5</text:p>
          </table:table-cell>
          <table:table-cell office:value-type="float" office:value="0.0297379032258065">
            <text:p>0.0297379032</text:p>
          </table:table-cell>
          <table:table-cell office:value-type="float" office:value="0.0748263888888889">
            <text:p>0.0748263889</text:p>
          </table:table-cell>
          <table:table-cell office:value-type="float" office:value="0.0415416916616677">
            <text:p>0.0415416917</text:p>
          </table:table-cell>
          <table:table-cell office:value-type="float" office:value="1.10581597335133">
            <text:p>1.1058159734</text:p>
          </table:table-cell>
          <table:table-cell office:value-type="float" office:value="1.27286637852045">
            <text:p>1.2728663785</text:p>
          </table:table-cell>
          <table:table-cell office:value-type="float" office:value="1.14877831662222">
            <text:p>1.1487783166</text:p>
          </table:table-cell>
          <table:table-cell office:value-type="float" office:value="23.6534234098498">
            <text:p>23.6534234098</text:p>
          </table:table-cell>
          <table:table-cell office:value-type="float" office:value="9.60581135170942">
            <text:p>9.6058113517</text:p>
          </table:table-cell>
          <table:table-cell office:value-type="float" office:value="17.029801676103">
            <text:p>17.029801676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34">
            <text:p>834</text:p>
          </table:table-cell>
          <table:table-cell office:value-type="float" office:value="1686">
            <text:p>1686</text:p>
          </table:table-cell>
          <table:table-cell office:value-type="float" office:value="3936">
            <text:p>3936</text:p>
          </table:table-cell>
          <table:table-cell office:value-type="float" office:value="42">
            <text:p>42</text:p>
          </table:table-cell>
          <table:table-cell office:value-type="float" office:value="131.25">
            <text:p>131.25</text:p>
          </table:table-cell>
          <table:table-cell office:value-type="float" office:value="72.75">
            <text:p>72.75</text:p>
          </table:table-cell>
          <table:table-cell office:value-type="float" office:value="0.0503597122302158">
            <text:p>0.0503597122</text:p>
          </table:table-cell>
          <table:table-cell office:value-type="float" office:value="0.077846975088968">
            <text:p>0.0778469751</text:p>
          </table:table-cell>
          <table:table-cell office:value-type="float" office:value="0.0184832317073171">
            <text:p>0.0184832317</text:p>
          </table:table-cell>
          <table:table-cell office:value-type="float" office:value="1.18122975001294">
            <text:p>1.18122975</text:p>
          </table:table-cell>
          <table:table-cell office:value-type="float" office:value="1.28434230981117">
            <text:p>1.2843423098</text:p>
          </table:table-cell>
          <table:table-cell office:value-type="float" office:value="1.06536090549013">
            <text:p>1.0653609055</text:p>
          </table:table-cell>
          <table:table-cell office:value-type="float" office:value="14.1076582744818">
            <text:p>14.1076582745</text:p>
          </table:table-cell>
          <table:table-cell office:value-type="float" office:value="9.24621445758146">
            <text:p>9.24621445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16">
            <text:p>816</text:p>
          </table:table-cell>
          <table:table-cell office:value-type="float" office:value="1646">
            <text:p>1646</text:p>
          </table:table-cell>
          <table:table-cell office:value-type="float" office:value="3598">
            <text:p>3598</text:p>
          </table:table-cell>
          <table:table-cell office:value-type="float" office:value="78.5">
            <text:p>78.5</text:p>
          </table:table-cell>
          <table:table-cell office:value-type="float" office:value="130.375">
            <text:p>130.375</text:p>
          </table:table-cell>
          <table:table-cell office:value-type="float" office:value="121.25">
            <text:p>121.25</text:p>
          </table:table-cell>
          <table:table-cell office:value-type="float" office:value="0.0962009803921569">
            <text:p>0.0962009804</text:p>
          </table:table-cell>
          <table:table-cell office:value-type="float" office:value="0.0792071688942892">
            <text:p>0.0792071689</text:p>
          </table:table-cell>
          <table:table-cell office:value-type="float" office:value="0.0336992773763202">
            <text:p>0.0336992774</text:p>
          </table:table-cell>
          <table:table-cell office:value-type="float" office:value="1.35484250348424">
            <text:p>1.3548425035</text:p>
          </table:table-cell>
          <table:table-cell office:value-type="float" office:value="1.28952169131434">
            <text:p>1.2895216913</text:p>
          </table:table-cell>
          <table:table-cell office:value-type="float" office:value="1.12017332775667">
            <text:p>1.1201733278</text:p>
          </table:table-cell>
          <table:table-cell office:value-type="float" office:value="7.54646755809945">
            <text:p>7.5464675581</text:p>
          </table:table-cell>
          <table:table-cell office:value-type="float" office:value="9.09323721747768">
            <text:p>9.0932372175</text:p>
          </table:table-cell>
          <table:table-cell office:value-type="float" office:value="20.9132658031958">
            <text:p>20.913265803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20">
            <text:p>820</text:p>
          </table:table-cell>
          <table:table-cell office:value-type="float" office:value="1784">
            <text:p>1784</text:p>
          </table:table-cell>
          <table:table-cell office:value-type="float" office:value="4316">
            <text:p>4316</text:p>
          </table:table-cell>
          <table:table-cell office:value-type="float" office:value="28.5">
            <text:p>28.5</text:p>
          </table:table-cell>
          <table:table-cell office:value-type="float" office:value="126.875">
            <text:p>126.875</text:p>
          </table:table-cell>
          <table:table-cell office:value-type="float" office:value="79">
            <text:p>79</text:p>
          </table:table-cell>
          <table:table-cell office:value-type="float" office:value="0.0347560975609756">
            <text:p>0.0347560976</text:p>
          </table:table-cell>
          <table:table-cell office:value-type="float" office:value="0.0711182735426009">
            <text:p>0.0711182735</text:p>
          </table:table-cell>
          <table:table-cell office:value-type="float" office:value="0.0183039851714551">
            <text:p>0.0183039852</text:p>
          </table:table-cell>
          <table:table-cell office:value-type="float" office:value="1.12401399464604">
            <text:p>1.1240139946</text:p>
          </table:table-cell>
          <table:table-cell office:value-type="float" office:value="1.2588272627092">
            <text:p>1.2588272627</text:p>
          </table:table-cell>
          <table:table-cell office:value-type="float" office:value="1.06472061841148">
            <text:p>1.0647206184</text:p>
          </table:table-cell>
          <table:table-cell office:value-type="float" office:value="20.287782175052">
            <text:p>20.2877821751</text:p>
          </table:table-cell>
          <table:table-cell office:value-type="float" office:value="10.0890060016021">
            <text:p>10.0890060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915">
            <text:p>915</text:p>
          </table:table-cell>
          <table:table-cell office:value-type="float" office:value="2006">
            <text:p>2006</text:p>
          </table:table-cell>
          <table:table-cell office:value-type="float" office:value="5117">
            <text:p>5117</text:p>
          </table:table-cell>
          <table:table-cell office:value-type="float" office:value="36.625">
            <text:p>36.625</text:p>
          </table:table-cell>
          <table:table-cell office:value-type="float" office:value="36.375">
            <text:p>36.375</text:p>
          </table:table-cell>
          <table:table-cell office:value-type="float" office:value="31.375">
            <text:p>31.375</text:p>
          </table:table-cell>
          <table:table-cell office:value-type="float" office:value="0.0400273224043716">
            <text:p>0.0400273224</text:p>
          </table:table-cell>
          <table:table-cell office:value-type="float" office:value="0.0181331006979063">
            <text:p>0.0181331007</text:p>
          </table:table-cell>
          <table:table-cell office:value-type="float" office:value="0.00613152237639242">
            <text:p>0.0061315224</text:p>
          </table:table-cell>
          <table:table-cell office:value-type="float" office:value="1.14323591403147">
            <text:p>1.143235914</text:p>
          </table:table-cell>
          <table:table-cell office:value-type="float" office:value="1.06411031875088">
            <text:p>1.0641103188</text:p>
          </table:table-cell>
          <table:table-cell office:value-type="float" office:value="1.02153401562801">
            <text:p>1.0215340156</text:p>
          </table:table-cell>
          <table:table-cell office:value-type="float" office:value="17.6611577175824">
            <text:p>17.66115771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120">
            <text:p>1120</text:p>
          </table:table-cell>
          <table:table-cell office:value-type="float" office:value="2099">
            <text:p>2099</text:p>
          </table:table-cell>
          <table:table-cell office:value-type="float" office:value="4331">
            <text:p>4331</text:p>
          </table:table-cell>
          <table:table-cell office:value-type="float" office:value="21.875">
            <text:p>21.875</text:p>
          </table:table-cell>
          <table:table-cell office:value-type="float" office:value="69.25">
            <text:p>69.25</text:p>
          </table:table-cell>
          <table:table-cell office:value-type="float" office:value="163.25">
            <text:p>163.25</text:p>
          </table:table-cell>
          <table:table-cell office:value-type="float" office:value="0.01953125">
            <text:p>0.01953125</text:p>
          </table:table-cell>
          <table:table-cell office:value-type="float" office:value="0.0329919009051929">
            <text:p>0.0329919009</text:p>
          </table:table-cell>
          <table:table-cell office:value-type="float" office:value="0.0376933733548834">
            <text:p>0.0376933734</text:p>
          </table:table-cell>
          <table:table-cell office:value-type="float" office:value="1.06910705566406">
            <text:p>1.0691070557</text:p>
          </table:table-cell>
          <table:table-cell office:value-type="float" office:value="1.11760504559784">
            <text:p>1.1176050456</text:p>
          </table:table-cell>
          <table:table-cell office:value-type="float" office:value="1.13471155591604">
            <text:p>1.1347115559</text:p>
          </table:table-cell>
          <table:table-cell office:value-type="float" office:value="0">
            <text:p>0</text:p>
          </table:table-cell>
          <table:table-cell office:value-type="float" office:value="21.3543150441429">
            <text:p>21.3543150441</text:p>
          </table:table-cell>
          <table:table-cell office:value-type="float" office:value="18.7335355825676">
            <text:p>18.733535582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1086">
            <text:p>1086</text:p>
          </table:table-cell>
          <table:table-cell office:value-type="float" office:value="2047">
            <text:p>2047</text:p>
          </table:table-cell>
          <table:table-cell office:value-type="float" office:value="3621">
            <text:p>3621</text:p>
          </table:table-cell>
          <table:table-cell office:value-type="float" office:value="90">
            <text:p>90</text:p>
          </table:table-cell>
          <table:table-cell office:value-type="float" office:value="143.75">
            <text:p>143.75</text:p>
          </table:table-cell>
          <table:table-cell office:value-type="float" office:value="119.875">
            <text:p>119.875</text:p>
          </table:table-cell>
          <table:table-cell office:value-type="float" office:value="0.0828729281767956">
            <text:p>0.0828729282</text:p>
          </table:table-cell>
          <table:table-cell office:value-type="float" office:value="0.0702247191011236">
            <text:p>0.0702247191</text:p>
          </table:table-cell>
          <table:table-cell office:value-type="float" office:value="0.0331054957194145">
            <text:p>0.0331054957</text:p>
          </table:table-cell>
          <table:table-cell office:value-type="float" office:value="1.30351637617899">
            <text:p>1.3035163762</text:p>
          </table:table-cell>
          <table:table-cell office:value-type="float" office:value="1.25545227875268">
            <text:p>1.2554522788</text:p>
          </table:table-cell>
          <table:table-cell office:value-type="float" office:value="1.11801734375773">
            <text:p>1.1180173438</text:p>
          </table:table-cell>
          <table:table-cell office:value-type="float" office:value="8.70595116030511">
            <text:p>8.7059511603</text:p>
          </table:table-cell>
          <table:table-cell office:value-type="float" office:value="10.2130694957559">
            <text:p>10.2130694958</text:p>
          </table:table-cell>
          <table:table-cell office:value-type="float" office:value="21.2822184428069">
            <text:p>21.2822184428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190">
            <text:p>1190</text:p>
          </table:table-cell>
          <table:table-cell office:value-type="float" office:value="2265">
            <text:p>2265</text:p>
          </table:table-cell>
          <table:table-cell office:value-type="float" office:value="3857">
            <text:p>3857</text:p>
          </table:table-cell>
          <table:table-cell office:value-type="float" office:value="71.75">
            <text:p>71.75</text:p>
          </table:table-cell>
          <table:table-cell office:value-type="float" office:value="167.25">
            <text:p>167.25</text:p>
          </table:table-cell>
          <table:table-cell office:value-type="float" office:value="277.125">
            <text:p>277.125</text:p>
          </table:table-cell>
          <table:table-cell office:value-type="float" office:value="0.0602941176470588">
            <text:p>0.0602941176</text:p>
          </table:table-cell>
          <table:table-cell office:value-type="float" office:value="0.073841059602649">
            <text:p>0.0738410596</text:p>
          </table:table-cell>
          <table:table-cell office:value-type="float" office:value="0.0718498833290122">
            <text:p>0.0718498833</text:p>
          </table:table-cell>
          <table:table-cell office:value-type="float" office:value="1.21815475778547">
            <text:p>1.2181547578</text:p>
          </table:table-cell>
          <table:table-cell office:value-type="float" office:value="1.26913061269243">
            <text:p>1.2691306127</text:p>
          </table:table-cell>
          <table:table-cell office:value-type="float" office:value="1.26159290689095">
            <text:p>1.2615929069</text:p>
          </table:table-cell>
          <table:table-cell office:value-type="float" office:value="11.8392915943187">
            <text:p>11.8392915943</text:p>
          </table:table-cell>
          <table:table-cell office:value-type="float" office:value="9.72947446839157">
            <text:p>9.7294744684</text:p>
          </table:table-cell>
          <table:table-cell office:value-type="float" office:value="9.98972407117423">
            <text:p>9.989724071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32">
            <text:p>32</text:p>
          </table:table-cell>
          <table:table-cell office:value-type="float" office:value="1247">
            <text:p>1247</text:p>
          </table:table-cell>
          <table:table-cell office:value-type="float" office:value="2488">
            <text:p>2488</text:p>
          </table:table-cell>
          <table:table-cell office:value-type="float" office:value="4402">
            <text:p>4402</text:p>
          </table:table-cell>
          <table:table-cell office:value-type="float" office:value="59">
            <text:p>59</text:p>
          </table:table-cell>
          <table:table-cell office:value-type="float" office:value="89.375">
            <text:p>89.375</text:p>
          </table:table-cell>
          <table:table-cell office:value-type="float" office:value="283.125">
            <text:p>283.125</text:p>
          </table:table-cell>
          <table:table-cell office:value-type="float" office:value="0.0473135525260625">
            <text:p>0.0473135525</text:p>
          </table:table-cell>
          <table:table-cell office:value-type="float" office:value="0.0359224276527331">
            <text:p>0.0359224277</text:p>
          </table:table-cell>
          <table:table-cell office:value-type="float" office:value="0.0643173557473875">
            <text:p>0.0643173557</text:p>
          </table:table-cell>
          <table:table-cell office:value-type="float" office:value="1.16998503545639">
            <text:p>1.1699850355</text:p>
          </table:table-cell>
          <table:table-cell office:value-type="float" office:value="1.12825772156916">
            <text:p>1.1282577216</text:p>
          </table:table-cell>
          <table:table-cell office:value-type="float" office:value="1.23321872072652">
            <text:p>1.2332187207</text:p>
          </table:table-cell>
          <table:table-cell office:value-type="float" office:value="14.9939802805002">
            <text:p>14.9939802805</text:p>
          </table:table-cell>
          <table:table-cell office:value-type="float" office:value="19.6402014796787">
            <text:p>19.6402014797</text:p>
          </table:table-cell>
          <table:table-cell office:value-type="float" office:value="11.1199583305309">
            <text:p>11.119958330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1272">
            <text:p>1272</text:p>
          </table:table-cell>
          <table:table-cell office:value-type="float" office:value="2602">
            <text:p>2602</text:p>
          </table:table-cell>
          <table:table-cell office:value-type="float" office:value="4355">
            <text:p>4355</text:p>
          </table:table-cell>
          <table:table-cell office:value-type="float" office:value="112.5">
            <text:p>112.5</text:p>
          </table:table-cell>
          <table:table-cell office:value-type="float" office:value="209.125">
            <text:p>209.125</text:p>
          </table:table-cell>
          <table:table-cell office:value-type="float" office:value="208.25">
            <text:p>208.25</text:p>
          </table:table-cell>
          <table:table-cell office:value-type="float" office:value="0.0884433962264151">
            <text:p>0.0884433962</text:p>
          </table:table-cell>
          <table:table-cell office:value-type="float" office:value="0.0803708685626441">
            <text:p>0.0803708686</text:p>
          </table:table-cell>
          <table:table-cell office:value-type="float" office:value="0.0478185993111366">
            <text:p>0.0478185993</text:p>
          </table:table-cell>
          <table:table-cell office:value-type="float" office:value="1.32488346609114">
            <text:p>1.3248834661</text:p>
          </table:table-cell>
          <table:table-cell office:value-type="float" office:value="1.29395861393574">
            <text:p>1.2939586139</text:p>
          </table:table-cell>
          <table:table-cell office:value-type="float" office:value="1.17184686973153">
            <text:p>1.1718468697</text:p>
          </table:table-cell>
          <table:table-cell office:value-type="float" office:value="8.17886302668028">
            <text:p>8.1788630267</text:p>
          </table:table-cell>
          <table:table-cell office:value-type="float" office:value="8.96646722308402">
            <text:p>8.9664672231</text:p>
          </table:table-cell>
          <table:table-cell office:value-type="float" office:value="14.8392223864869">
            <text:p>14.839222386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552">
            <text:p>1552</text:p>
          </table:table-cell>
          <table:table-cell office:value-type="float" office:value="2718">
            <text:p>2718</text:p>
          </table:table-cell>
          <table:table-cell office:value-type="float" office:value="5178">
            <text:p>5178</text:p>
          </table:table-cell>
          <table:table-cell office:value-type="float" office:value="130.375">
            <text:p>130.375</text:p>
          </table:table-cell>
          <table:table-cell office:value-type="float" office:value="153.625">
            <text:p>153.625</text:p>
          </table:table-cell>
          <table:table-cell office:value-type="float" office:value="318.25">
            <text:p>318.25</text:p>
          </table:table-cell>
          <table:table-cell office:value-type="float" office:value="0.0840045103092784">
            <text:p>0.0840045103</text:p>
          </table:table-cell>
          <table:table-cell office:value-type="float" office:value="0.0565213392200147">
            <text:p>0.0565213392</text:p>
          </table:table-cell>
          <table:table-cell office:value-type="float" office:value="0.061461954422557">
            <text:p>0.0614619544</text:p>
          </table:table-cell>
          <table:table-cell office:value-type="float" office:value="1.30784703127699">
            <text:p>1.3078470313</text:p>
          </table:table-cell>
          <table:table-cell office:value-type="float" office:value="1.20408622437301">
            <text:p>1.2040862244</text:p>
          </table:table-cell>
          <table:table-cell office:value-type="float" office:value="1.22252088128817">
            <text:p>1.2225208813</text:p>
          </table:table-cell>
          <table:table-cell office:value-type="float" office:value="8.59322397436431">
            <text:p>8.5932239744</text:p>
          </table:table-cell>
          <table:table-cell office:value-type="float" office:value="12.6068578421708">
            <text:p>12.6068578422</text:p>
          </table:table-cell>
          <table:table-cell office:value-type="float" office:value="11.6207909718937">
            <text:p>11.620790971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1602">
            <text:p>1602</text:p>
          </table:table-cell>
          <table:table-cell office:value-type="float" office:value="2952">
            <text:p>2952</text:p>
          </table:table-cell>
          <table:table-cell office:value-type="float" office:value="6054">
            <text:p>6054</text:p>
          </table:table-cell>
          <table:table-cell office:value-type="float" office:value="43.5">
            <text:p>43.5</text:p>
          </table:table-cell>
          <table:table-cell office:value-type="float" office:value="106.625">
            <text:p>106.625</text:p>
          </table:table-cell>
          <table:table-cell office:value-type="float" office:value="385.875">
            <text:p>385.875</text:p>
          </table:table-cell>
          <table:table-cell office:value-type="float" office:value="0.0271535580524345">
            <text:p>0.0271535581</text:p>
          </table:table-cell>
          <table:table-cell office:value-type="float" office:value="0.0361195799457995">
            <text:p>0.0361195799</text:p>
          </table:table-cell>
          <table:table-cell office:value-type="float" office:value="0.0637388503468781">
            <text:p>0.0637388503</text:p>
          </table:table-cell>
          <table:table-cell office:value-type="float" office:value="1.09648259198474">
            <text:p>1.096482592</text:p>
          </table:table-cell>
          <table:table-cell office:value-type="float" office:value="1.128975592959">
            <text:p>1.128975593</text:p>
          </table:table-cell>
          <table:table-cell office:value-type="float" office:value="1.23104875265942">
            <text:p>1.2310487527</text:p>
          </table:table-cell>
          <table:table-cell office:value-type="float" office:value="25.8719636206296">
            <text:p>25.8719636206</text:p>
          </table:table-cell>
          <table:table-cell office:value-type="float" office:value="19.5348685304418">
            <text:p>19.5348685304</text:p>
          </table:table-cell>
          <table:table-cell office:value-type="float" office:value="11.2178036061143">
            <text:p>11.217803606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850">
            <text:p>1850</text:p>
          </table:table-cell>
          <table:table-cell office:value-type="float" office:value="3170">
            <text:p>3170</text:p>
          </table:table-cell>
          <table:table-cell office:value-type="float" office:value="5800">
            <text:p>5800</text:p>
          </table:table-cell>
          <table:table-cell office:value-type="float" office:value="85.5">
            <text:p>85.5</text:p>
          </table:table-cell>
          <table:table-cell office:value-type="float" office:value="252.25">
            <text:p>252.25</text:p>
          </table:table-cell>
          <table:table-cell office:value-type="float" office:value="340.5">
            <text:p>340.5</text:p>
          </table:table-cell>
          <table:table-cell office:value-type="float" office:value="0.0462162162162162">
            <text:p>0.0462162162</text:p>
          </table:table-cell>
          <table:table-cell office:value-type="float" office:value="0.0795741324921136">
            <text:p>0.0795741325</text:p>
          </table:table-cell>
          <table:table-cell office:value-type="float" office:value="0.0587068965517241">
            <text:p>0.0587068966</text:p>
          </table:table-cell>
          <table:table-cell office:value-type="float" office:value="1.16594319649379">
            <text:p>1.1659431965</text:p>
          </table:table-cell>
          <table:table-cell office:value-type="float" office:value="1.29092026714367">
            <text:p>1.2909202671</text:p>
          </table:table-cell>
          <table:table-cell office:value-type="float" office:value="1.21222927734839">
            <text:p>1.2122292773</text:p>
          </table:table-cell>
          <table:table-cell office:value-type="float" office:value="15.3418854276363">
            <text:p>15.3418854276</text:p>
          </table:table-cell>
          <table:table-cell office:value-type="float" office:value="9.05286122045427">
            <text:p>9.0528612205</text:p>
          </table:table-cell>
          <table:table-cell office:value-type="float" office:value="12.1501908593262">
            <text:p>12.150190859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46">
            <text:p>46</text:p>
          </table:table-cell>
          <table:table-cell office:value-type="float" office:value="1974">
            <text:p>1974</text:p>
          </table:table-cell>
          <table:table-cell office:value-type="float" office:value="3266">
            <text:p>3266</text:p>
          </table:table-cell>
          <table:table-cell office:value-type="float" office:value="5974">
            <text:p>5974</text:p>
          </table:table-cell>
          <table:table-cell office:value-type="float" office:value="94.75">
            <text:p>94.75</text:p>
          </table:table-cell>
          <table:table-cell office:value-type="float" office:value="156.25">
            <text:p>156.25</text:p>
          </table:table-cell>
          <table:table-cell office:value-type="float" office:value="403.625">
            <text:p>403.625</text:p>
          </table:table-cell>
          <table:table-cell office:value-type="float" office:value="0.0479989868287741">
            <text:p>0.0479989868</text:p>
          </table:table-cell>
          <table:table-cell office:value-type="float" office:value="0.0478413962033068">
            <text:p>0.0478413962</text:p>
          </table:table-cell>
          <table:table-cell office:value-type="float" office:value="0.0675636089722129">
            <text:p>0.067563609</text:p>
          </table:table-cell>
          <table:table-cell office:value-type="float" office:value="1.17251210326442">
            <text:p>1.1725121033</text:p>
          </table:table-cell>
          <table:table-cell office:value-type="float" office:value="1.17193093312531">
            <text:p>1.1719309331</text:p>
          </table:table-cell>
          <table:table-cell office:value-type="float" office:value="1.24541972026715">
            <text:p>1.2454197203</text:p>
          </table:table-cell>
          <table:table-cell office:value-type="float" office:value="14.7847367189354">
            <text:p>14.7847367189</text:p>
          </table:table-cell>
          <table:table-cell office:value-type="float" office:value="14.8323139557222">
            <text:p>14.8323139557</text:p>
          </table:table-cell>
          <table:table-cell office:value-type="float" office:value="10.6019767461972">
            <text:p>10.601976746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2022">
            <text:p>2022</text:p>
          </table:table-cell>
          <table:table-cell office:value-type="float" office:value="3524">
            <text:p>3524</text:p>
          </table:table-cell>
          <table:table-cell office:value-type="float" office:value="6469">
            <text:p>6469</text:p>
          </table:table-cell>
          <table:table-cell office:value-type="float" office:value="75">
            <text:p>75</text:p>
          </table:table-cell>
          <table:table-cell office:value-type="float" office:value="140">
            <text:p>140</text:p>
          </table:table-cell>
          <table:table-cell office:value-type="float" office:value="354.875">
            <text:p>354.875</text:p>
          </table:table-cell>
          <table:table-cell office:value-type="float" office:value="0.0370919881305638">
            <text:p>0.0370919881</text:p>
          </table:table-cell>
          <table:table-cell office:value-type="float" office:value="0.039727582292849">
            <text:p>0.0397275823</text:p>
          </table:table-cell>
          <table:table-cell office:value-type="float" office:value="0.0548577832740764">
            <text:p>0.0548577833</text:p>
          </table:table-cell>
          <table:table-cell office:value-type="float" office:value="1.13251855700059">
            <text:p>1.132518557</text:p>
          </table:table-cell>
          <table:table-cell office:value-type="float" office:value="1.14213996838285">
            <text:p>1.1421399684</text:p>
          </table:table-cell>
          <table:table-cell office:value-type="float" office:value="1.19790061917533">
            <text:p>1.1979006192</text:p>
          </table:table-cell>
          <table:table-cell office:value-type="float" office:value="19.0317178865239">
            <text:p>19.0317178865</text:p>
          </table:table-cell>
          <table:table-cell office:value-type="float" office:value="17.7918280471624">
            <text:p>17.7918280472</text:p>
          </table:table-cell>
          <table:table-cell office:value-type="float" office:value="12.9788368585019">
            <text:p>12.978836858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32">
            <text:p>1732</text:p>
          </table:table-cell>
          <table:table-cell office:value-type="float" office:value="3578">
            <text:p>3578</text:p>
          </table:table-cell>
          <table:table-cell office:value-type="float" office:value="6730">
            <text:p>6730</text:p>
          </table:table-cell>
          <table:table-cell office:value-type="float" office:value="88.625">
            <text:p>88.625</text:p>
          </table:table-cell>
          <table:table-cell office:value-type="float" office:value="206.5">
            <text:p>206.5</text:p>
          </table:table-cell>
          <table:table-cell office:value-type="float" office:value="395.5">
            <text:p>395.5</text:p>
          </table:table-cell>
          <table:table-cell office:value-type="float" office:value="0.051169168591224">
            <text:p>0.0511691686</text:p>
          </table:table-cell>
          <table:table-cell office:value-type="float" office:value="0.0577138065958636">
            <text:p>0.0577138066</text:p>
          </table:table-cell>
          <table:table-cell office:value-type="float" office:value="0.0587667161961367">
            <text:p>0.0587667162</text:p>
          </table:table-cell>
          <table:table-cell office:value-type="float" office:value="1.18422392634535">
            <text:p>1.1842239263</text:p>
          </table:table-cell>
          <table:table-cell office:value-type="float" office:value="1.20852685469022">
            <text:p>1.2085268547</text:p>
          </table:table-cell>
          <table:table-cell office:value-type="float" office:value="1.21245241947413">
            <text:p>1.2124524195</text:p>
          </table:table-cell>
          <table:table-cell office:value-type="float" office:value="13.8898792563812">
            <text:p>13.8898792564</text:p>
          </table:table-cell>
          <table:table-cell office:value-type="float" office:value="12.3534083347295">
            <text:p>12.3534083347</text:p>
          </table:table-cell>
          <table:table-cell office:value-type="float" office:value="12.1381691384625">
            <text:p>12.138169138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float" office:value="2038">
            <text:p>2038</text:p>
          </table:table-cell>
          <table:table-cell office:value-type="float" office:value="3950">
            <text:p>3950</text:p>
          </table:table-cell>
          <table:table-cell office:value-type="float" office:value="7314">
            <text:p>7314</text:p>
          </table:table-cell>
          <table:table-cell office:value-type="float" office:value="146.5">
            <text:p>146.5</text:p>
          </table:table-cell>
          <table:table-cell office:value-type="float" office:value="272.25">
            <text:p>272.25</text:p>
          </table:table-cell>
          <table:table-cell office:value-type="float" office:value="360.25">
            <text:p>360.25</text:p>
          </table:table-cell>
          <table:table-cell office:value-type="float" office:value="0.0718842001962709">
            <text:p>0.0718842002</text:p>
          </table:table-cell>
          <table:table-cell office:value-type="float" office:value="0.0689240506329114">
            <text:p>0.0689240506</text:p>
          </table:table-cell>
          <table:table-cell office:value-type="float" office:value="0.0492548537052229">
            <text:p>0.0492548537</text:p>
          </table:table-cell>
          <table:table-cell office:value-type="float" office:value="1.26172268363315">
            <text:p>1.2617226836</text:p>
          </table:table-cell>
          <table:table-cell office:value-type="float" office:value="1.25054520573626">
            <text:p>1.2505452057</text:p>
          </table:table-cell>
          <table:table-cell office:value-type="float" office:value="1.17714702757078">
            <text:p>1.1771470276</text:p>
          </table:table-cell>
          <table:table-cell office:value-type="float" office:value="9.98511675627116">
            <text:p>9.9851167563</text:p>
          </table:table-cell>
          <table:table-cell office:value-type="float" office:value="10.399404727793">
            <text:p>10.3994047278</text:p>
          </table:table-cell>
          <table:table-cell office:value-type="float" office:value="14.416464005774">
            <text:p>14.416464005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office:value-type="float" office:value="2250">
            <text:p>2250</text:p>
          </table:table-cell>
          <table:table-cell office:value-type="float" office:value="4069">
            <text:p>4069</text:p>
          </table:table-cell>
          <table:table-cell office:value-type="float" office:value="8630">
            <text:p>8630</text:p>
          </table:table-cell>
          <table:table-cell office:value-type="float" office:value="114">
            <text:p>114</text:p>
          </table:table-cell>
          <table:table-cell office:value-type="float" office:value="235.875">
            <text:p>235.875</text:p>
          </table:table-cell>
          <table:table-cell office:value-type="float" office:value="339.125">
            <text:p>339.125</text:p>
          </table:table-cell>
          <table:table-cell office:value-type="float" office:value="0.0506666666666667">
            <text:p>0.0506666667</text:p>
          </table:table-cell>
          <table:table-cell office:value-type="float" office:value="0.0579687884000983">
            <text:p>0.0579687884</text:p>
          </table:table-cell>
          <table:table-cell office:value-type="float" office:value="0.0392960602549247">
            <text:p>0.0392960603</text:p>
          </table:table-cell>
          <table:table-cell office:value-type="float" office:value="1.18236487111111">
            <text:p>1.1823648711</text:p>
          </table:table-cell>
          <table:table-cell office:value-type="float" office:value="1.20947710504035">
            <text:p>1.209477105</text:p>
          </table:table-cell>
          <table:table-cell office:value-type="float" office:value="1.14056280438129">
            <text:p>1.1405628044</text:p>
          </table:table-cell>
          <table:table-cell office:value-type="float" office:value="14.0242552717157">
            <text:p>14.0242552717</text:p>
          </table:table-cell>
          <table:table-cell office:value-type="float" office:value="12.3005668349707">
            <text:p>12.300566835</text:p>
          </table:table-cell>
          <table:table-cell office:value-type="float" office:value="17.9834484013664">
            <text:p>17.983448401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2" office:value-type="float" office:value="49">
            <text:p>49</text:p>
          </table:table-cell>
          <table:table-cell office:value-type="float" office:value="2303">
            <text:p>2303</text:p>
          </table:table-cell>
          <table:table-cell office:value-type="float" office:value="4216">
            <text:p>4216</text:p>
          </table:table-cell>
          <table:table-cell office:value-type="float" office:value="8435">
            <text:p>8435</text:p>
          </table:table-cell>
          <table:table-cell office:value-type="float" office:value="95">
            <text:p>95</text:p>
          </table:table-cell>
          <table:table-cell office:value-type="float" office:value="160.25">
            <text:p>160.25</text:p>
          </table:table-cell>
          <table:table-cell office:value-type="float" office:value="382.25">
            <text:p>382.25</text:p>
          </table:table-cell>
          <table:table-cell office:value-type="float" office:value="0.0412505427702996">
            <text:p>0.0412505428</text:p>
          </table:table-cell>
          <table:table-cell office:value-type="float" office:value="0.0380099620493359">
            <text:p>0.038009962</text:p>
          </table:table-cell>
          <table:table-cell office:value-type="float" office:value="0.0453171310017783">
            <text:p>0.045317131</text:p>
          </table:table-cell>
          <table:table-cell office:value-type="float" office:value="1.14771204996258">
            <text:p>1.14771205</text:p>
          </table:table-cell>
          <table:table-cell office:value-type="float" office:value="1.13586659131406">
            <text:p>1.1358665913</text:p>
          </table:table-cell>
          <table:table-cell office:value-type="float" office:value="1.1626350975362">
            <text:p>1.1626350975</text:p>
          </table:table-cell>
          <table:table-cell office:value-type="float" office:value="17.1475856764101">
            <text:p>17.1475856764</text:p>
          </table:table-cell>
          <table:table-cell office:value-type="float" office:value="18.5803533568986">
            <text:p>18.5803533569</text:p>
          </table:table-cell>
          <table:table-cell office:value-type="float" office:value="15.6394916389625">
            <text:p>15.63949163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2255">
            <text:p>2255</text:p>
          </table:table-cell>
          <table:table-cell office:value-type="float" office:value="4546">
            <text:p>4546</text:p>
          </table:table-cell>
          <table:table-cell office:value-type="float" office:value="9269">
            <text:p>9269</text:p>
          </table:table-cell>
          <table:table-cell office:value-type="float" office:value="182.125">
            <text:p>182.125</text:p>
          </table:table-cell>
          <table:table-cell office:value-type="float" office:value="224.375">
            <text:p>224.375</text:p>
          </table:table-cell>
          <table:table-cell office:value-type="float" office:value="332.375">
            <text:p>332.375</text:p>
          </table:table-cell>
          <table:table-cell office:value-type="float" office:value="0.0807649667405765">
            <text:p>0.0807649667</text:p>
          </table:table-cell>
          <table:table-cell office:value-type="float" office:value="0.0493565772107347">
            <text:p>0.0493565772</text:p>
          </table:table-cell>
          <table:table-cell office:value-type="float" office:value="0.0358587765670515">
            <text:p>0.0358587766</text:p>
          </table:table-cell>
          <table:table-cell office:value-type="float" office:value="1.29546242410313">
            <text:p>1.2954624241</text:p>
          </table:table-cell>
          <table:table-cell office:value-type="float" office:value="1.17752272079693">
            <text:p>1.1775227208</text:p>
          </table:table-cell>
          <table:table-cell office:value-type="float" office:value="1.12802598762418">
            <text:p>1.1280259876</text:p>
          </table:table-cell>
          <table:table-cell office:value-type="float" office:value="8.92436301584278">
            <text:p>8.9243630158</text:p>
          </table:table-cell>
          <table:table-cell office:value-type="float" office:value="14.3874547530371">
            <text:p>14.387454753</text:p>
          </table:table-cell>
          <table:table-cell office:value-type="float" office:value="19.6744557821714">
            <text:p>19.674455782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2502">
            <text:p>2502</text:p>
          </table:table-cell>
          <table:table-cell office:value-type="float" office:value="4968">
            <text:p>4968</text:p>
          </table:table-cell>
          <table:table-cell office:value-type="float" office:value="9219">
            <text:p>9219</text:p>
          </table:table-cell>
          <table:table-cell office:value-type="float" office:value="182.125">
            <text:p>182.125</text:p>
          </table:table-cell>
          <table:table-cell office:value-type="float" office:value="217">
            <text:p>217</text:p>
          </table:table-cell>
          <table:table-cell office:value-type="float" office:value="412.875">
            <text:p>412.875</text:p>
          </table:table-cell>
          <table:table-cell office:value-type="float" office:value="0.0727917665867306">
            <text:p>0.0727917666</text:p>
          </table:table-cell>
          <table:table-cell office:value-type="float" office:value="0.0436795491143317">
            <text:p>0.0436795491</text:p>
          </table:table-cell>
          <table:table-cell office:value-type="float" office:value="0.0447852261633583">
            <text:p>0.0447852262</text:p>
          </table:table-cell>
          <table:table-cell office:value-type="float" office:value="1.26515651996788">
            <text:p>1.26515652</text:p>
          </table:table-cell>
          <table:table-cell office:value-type="float" office:value="1.15661791180139">
            <text:p>1.1566179118</text:p>
          </table:table-cell>
          <table:table-cell office:value-type="float" office:value="1.16067949587746">
            <text:p>1.1606794959</text:p>
          </table:table-cell>
          <table:table-cell office:value-type="float" office:value="9.86484471535131">
            <text:p>9.8648447154</text:p>
          </table:table-cell>
          <table:table-cell office:value-type="float" office:value="16.2130221246309">
            <text:p>16.2130221246</text:p>
          </table:table-cell>
          <table:table-cell office:value-type="float" office:value="15.8211822541982">
            <text:p>15.821182254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float" office:value="2659">
            <text:p>2659</text:p>
          </table:table-cell>
          <table:table-cell office:value-type="float" office:value="5171">
            <text:p>5171</text:p>
          </table:table-cell>
          <table:table-cell office:value-type="float" office:value="8388">
            <text:p>8388</text:p>
          </table:table-cell>
          <table:table-cell office:value-type="float" office:value="228">
            <text:p>228</text:p>
          </table:table-cell>
          <table:table-cell office:value-type="float" office:value="321.75">
            <text:p>321.75</text:p>
          </table:table-cell>
          <table:table-cell office:value-type="float" office:value="421.625">
            <text:p>421.625</text:p>
          </table:table-cell>
          <table:table-cell office:value-type="float" office:value="0.0857465212485897">
            <text:p>0.0857465212</text:p>
          </table:table-cell>
          <table:table-cell office:value-type="float" office:value="0.0622220073486753">
            <text:p>0.0622220073</text:p>
          </table:table-cell>
          <table:table-cell office:value-type="float" office:value="0.0502652598950882">
            <text:p>0.0502652599</text:p>
          </table:table-cell>
          <table:table-cell office:value-type="float" office:value="1.31452365754628">
            <text:p>1.3145236575</text:p>
          </table:table-cell>
          <table:table-cell office:value-type="float" office:value="1.22536531898942">
            <text:p>1.225365319</text:p>
          </table:table-cell>
          <table:table-cell office:value-type="float" office:value="1.18088053848336">
            <text:p>1.1808805385</text:p>
          </table:table-cell>
          <table:table-cell office:value-type="float" office:value="8.42549913973558">
            <text:p>8.4254991397</text:p>
          </table:table-cell>
          <table:table-cell office:value-type="float" office:value="11.4829909729965">
            <text:p>11.482990973</text:p>
          </table:table-cell>
          <table:table-cell office:value-type="float" office:value="14.1335269499772">
            <text:p>14.1335269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3075">
            <text:p>3075</text:p>
          </table:table-cell>
          <table:table-cell office:value-type="float" office:value="5556">
            <text:p>5556</text:p>
          </table:table-cell>
          <table:table-cell office:value-type="float" office:value="9353">
            <text:p>9353</text:p>
          </table:table-cell>
          <table:table-cell office:value-type="float" office:value="255.625">
            <text:p>255.625</text:p>
          </table:table-cell>
          <table:table-cell office:value-type="float" office:value="381.25">
            <text:p>381.25</text:p>
          </table:table-cell>
          <table:table-cell office:value-type="float" office:value="311.625">
            <text:p>311.625</text:p>
          </table:table-cell>
          <table:table-cell office:value-type="float" office:value="0.083130081300813">
            <text:p>0.0831300813</text:p>
          </table:table-cell>
          <table:table-cell office:value-type="float" office:value="0.0686195104391649">
            <text:p>0.0686195104</text:p>
          </table:table-cell>
          <table:table-cell office:value-type="float" office:value="0.0333181866780712">
            <text:p>0.0333181867</text:p>
          </table:table-cell>
          <table:table-cell office:value-type="float" office:value="1.30450008097032">
            <text:p>1.304500081</text:p>
          </table:table-cell>
          <table:table-cell office:value-type="float" office:value="1.24939721547438">
            <text:p>1.2493972155</text:p>
          </table:table-cell>
          <table:table-cell office:value-type="float" office:value="1.11878945243774">
            <text:p>1.1187894524</text:p>
          </table:table-cell>
          <table:table-cell office:value-type="float" office:value="8.68006447386805">
            <text:p>8.6800644739</text:p>
          </table:table-cell>
          <table:table-cell office:value-type="float" office:value="10.4440537303398">
            <text:p>10.4440537303</text:p>
          </table:table-cell>
          <table:table-cell office:value-type="float" office:value="21.1485491440376">
            <text:p>21.14854914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73">
            <text:p>73</text:p>
          </table:table-cell>
          <table:table-cell office:value-type="float" office:value="2820">
            <text:p>2820</text:p>
          </table:table-cell>
          <table:table-cell office:value-type="float" office:value="5557">
            <text:p>5557</text:p>
          </table:table-cell>
          <table:table-cell office:value-type="float" office:value="10037">
            <text:p>10037</text:p>
          </table:table-cell>
          <table:table-cell office:value-type="float" office:value="240">
            <text:p>240</text:p>
          </table:table-cell>
          <table:table-cell office:value-type="float" office:value="367.875">
            <text:p>367.875</text:p>
          </table:table-cell>
          <table:table-cell office:value-type="float" office:value="432.25">
            <text:p>432.25</text:p>
          </table:table-cell>
          <table:table-cell office:value-type="float" office:value="0.0851063829787234">
            <text:p>0.085106383</text:p>
          </table:table-cell>
          <table:table-cell office:value-type="float" office:value="0.0662002879251395">
            <text:p>0.0662002879</text:p>
          </table:table-cell>
          <table:table-cell office:value-type="float" office:value="0.0430656570688453">
            <text:p>0.0430656571</text:p>
          </table:table-cell>
          <table:table-cell office:value-type="float" office:value="1.31206880941603">
            <text:p>1.3120688094</text:p>
          </table:table-cell>
          <table:table-cell office:value-type="float" office:value="1.24029066485588">
            <text:p>1.2402906649</text:p>
          </table:table-cell>
          <table:table-cell office:value-type="float" office:value="1.15436491534575">
            <text:p>1.1543649153</text:p>
          </table:table-cell>
          <table:table-cell office:value-type="float" office:value="8.48633557827649">
            <text:p>8.4863355783</text:p>
          </table:table-cell>
          <table:table-cell office:value-type="float" office:value="10.8133268911104">
            <text:p>10.8133268911</text:p>
          </table:table-cell>
          <table:table-cell office:value-type="float" office:value="16.4392642545245">
            <text:p>16.439264254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3168">
            <text:p>3168</text:p>
          </table:table-cell>
          <table:table-cell office:value-type="float" office:value="5920">
            <text:p>5920</text:p>
          </table:table-cell>
          <table:table-cell office:value-type="float" office:value="9891">
            <text:p>9891</text:p>
          </table:table-cell>
          <table:table-cell office:value-type="float" office:value="175">
            <text:p>175</text:p>
          </table:table-cell>
          <table:table-cell office:value-type="float" office:value="90">
            <text:p>90</text:p>
          </table:table-cell>
          <table:table-cell office:value-type="float" office:value="323">
            <text:p>323</text:p>
          </table:table-cell>
          <table:table-cell office:value-type="float" office:value="0.055239898989899">
            <text:p>0.055239899</text:p>
          </table:table-cell>
          <table:table-cell office:value-type="float" office:value="0.0152027027027027">
            <text:p>0.0152027027</text:p>
          </table:table-cell>
          <table:table-cell office:value-type="float" office:value="0.0326559498534021">
            <text:p>0.0326559499</text:p>
          </table:table-cell>
          <table:table-cell office:value-type="float" office:value="1.19932048148786">
            <text:p>1.1993204815</text:p>
          </table:table-cell>
          <table:table-cell office:value-type="float" office:value="1.05366245891161">
            <text:p>1.0536624589</text:p>
          </table:table-cell>
          <table:table-cell office:value-type="float" office:value="1.11638599016613">
            <text:p>1.1163859902</text:p>
          </table:table-cell>
          <table:table-cell office:value-type="float" office:value="12.89141235939">
            <text:p>12.8914123594</text:p>
          </table:table-cell>
          <table:table-cell office:value-type="float" office:value="0">
            <text:p>0</text:p>
          </table:table-cell>
          <table:table-cell office:value-type="float" office:value="21.5704721691971">
            <text:p>21.570472169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70">
            <text:p>70</text:p>
          </table:table-cell>
          <table:table-cell office:value-type="float" office:value="3676">
            <text:p>3676</text:p>
          </table:table-cell>
          <table:table-cell office:value-type="float" office:value="6262">
            <text:p>6262</text:p>
          </table:table-cell>
          <table:table-cell office:value-type="float" office:value="11215">
            <text:p>11215</text:p>
          </table:table-cell>
          <table:table-cell office:value-type="float" office:value="193.625">
            <text:p>193.625</text:p>
          </table:table-cell>
          <table:table-cell office:value-type="float" office:value="315.375">
            <text:p>315.375</text:p>
          </table:table-cell>
          <table:table-cell office:value-type="float" office:value="185.75">
            <text:p>185.75</text:p>
          </table:table-cell>
          <table:table-cell office:value-type="float" office:value="0.0526727421109902">
            <text:p>0.0526727421</text:p>
          </table:table-cell>
          <table:table-cell office:value-type="float" office:value="0.0503633024592782">
            <text:p>0.0503633025</text:p>
          </table:table-cell>
          <table:table-cell office:value-type="float" office:value="0.0165626393223362">
            <text:p>0.0165626393</text:p>
          </table:table-cell>
          <table:table-cell office:value-type="float" office:value="1.18979245620099">
            <text:p>1.1897924562</text:p>
          </table:table-cell>
          <table:table-cell office:value-type="float" office:value="1.1812430245873">
            <text:p>1.1812430246</text:p>
          </table:table-cell>
          <table:table-cell office:value-type="float" office:value="1.05850690682997">
            <text:p>1.0585069068</text:p>
          </table:table-cell>
          <table:table-cell office:value-type="float" office:value="13.5031130257045">
            <text:p>13.5031130257</text:p>
          </table:table-cell>
          <table:table-cell office:value-type="float" office:value="14.1066768936981">
            <text:p>14.10667689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3795">
            <text:p>3795</text:p>
          </table:table-cell>
          <table:table-cell office:value-type="float" office:value="6650">
            <text:p>6650</text:p>
          </table:table-cell>
          <table:table-cell office:value-type="float" office:value="11712">
            <text:p>11712</text:p>
          </table:table-cell>
          <table:table-cell office:value-type="float" office:value="234.625">
            <text:p>234.625</text:p>
          </table:table-cell>
          <table:table-cell office:value-type="float" office:value="-176">
            <text:p>-176</text:p>
          </table:table-cell>
          <table:table-cell office:value-type="float" office:value="52.625">
            <text:p>52.625</text:p>
          </table:table-cell>
          <table:table-cell office:value-type="float" office:value="0.0618247694334651">
            <text:p>0.0618247694</text:p>
          </table:table-cell>
          <table:table-cell office:value-type="float" office:value="-0.0264661654135338">
            <text:p>-0.0264661654</text:p>
          </table:table-cell>
          <table:table-cell office:value-type="float" office:value="0.00449325478142077">
            <text:p>0.0044932548</text:p>
          </table:table-cell>
          <table:table-cell office:value-type="float" office:value="1.22387840516351">
            <text:p>1.2238784052</text:p>
          </table:table-cell>
          <table:table-cell office:value-type="float" office:value="0.908741318559557">
            <text:p>0.9087413186</text:p>
          </table:table-cell>
          <table:table-cell office:value-type="float" office:value="1.01576596283849">
            <text:p>1.0157659628</text:p>
          </table:table-cell>
          <table:table-cell office:value-type="float" office:value="11.554588938224">
            <text:p>11.5545889382</text:p>
          </table:table-cell>
          <table:table-cell office:value-type="float" office:value="-25.8418131720964">
            <text:p>-25.84181317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 office:value-type="float" office:value="78">
            <text:p>78</text:p>
          </table:table-cell>
          <table:table-cell office:value-type="float" office:value="4039">
            <text:p>4039</text:p>
          </table:table-cell>
          <table:table-cell office:value-type="float" office:value="6664">
            <text:p>6664</text:p>
          </table:table-cell>
          <table:table-cell office:value-type="float" office:value="11885">
            <text:p>11885</text:p>
          </table:table-cell>
          <table:table-cell office:value-type="float" office:value="162.375">
            <text:p>162.375</text:p>
          </table:table-cell>
          <table:table-cell office:value-type="float" office:value="-72.5">
            <text:p>-72.5</text:p>
          </table:table-cell>
          <table:table-cell office:value-type="float" office:value="1387.875">
            <text:p>1387.875</text:p>
          </table:table-cell>
          <table:table-cell office:value-type="float" office:value="0.0402017826194603">
            <text:p>0.0402017826</text:p>
          </table:table-cell>
          <table:table-cell office:value-type="float" office:value="-0.0108793517406963">
            <text:p>-0.0108793517</text:p>
          </table:table-cell>
          <table:table-cell office:value-type="float" office:value="0.116775347076146">
            <text:p>0.1167753471</text:p>
          </table:table-cell>
          <table:table-cell office:value-type="float" office:value="1.14387395848664">
            <text:p>1.1438739585</text:p>
          </table:table-cell>
          <table:table-cell office:value-type="float" office:value="0.962154255084387">
            <text:p>0.9621542551</text:p>
          </table:table-cell>
          <table:table-cell office:value-type="float" office:value="1.43544121886863">
            <text:p>1.4354412189</text:p>
          </table:table-cell>
          <table:table-cell office:value-type="float" office:value="17.5859995820016">
            <text:p>17.585999582</text:p>
          </table:table-cell>
          <table:table-cell office:value-type="float" office:value="0">
            <text:p>0</text:p>
          </table:table-cell>
          <table:table-cell office:value-type="float" office:value="6.27592744963141">
            <text:p>6.275927449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75">
            <text:p>75</text:p>
          </table:table-cell>
          <table:table-cell table:number-columns-repeated="2" office:value-type="float" office:value="95">
            <text:p>95</text:p>
          </table:table-cell>
          <table:table-cell office:value-type="float" office:value="4098">
            <text:p>4098</text:p>
          </table:table-cell>
          <table:table-cell office:value-type="float" office:value="6830">
            <text:p>6830</text:p>
          </table:table-cell>
          <table:table-cell office:value-type="float" office:value="11189">
            <text:p>11189</text:p>
          </table:table-cell>
          <table:table-cell office:value-type="float" office:value="210.5">
            <text:p>210.5</text:p>
          </table:table-cell>
          <table:table-cell office:value-type="float" office:value="188.75">
            <text:p>188.75</text:p>
          </table:table-cell>
          <table:table-cell office:value-type="float" office:value="2310.5">
            <text:p>2310.5</text:p>
          </table:table-cell>
          <table:table-cell office:value-type="float" office:value="0.0513665202537823">
            <text:p>0.0513665203</text:p>
          </table:table-cell>
          <table:table-cell office:value-type="float" office:value="0.0276354319180088">
            <text:p>0.0276354319</text:p>
          </table:table-cell>
          <table:table-cell office:value-type="float" office:value="0.206497452855483">
            <text:p>0.2064974529</text:p>
          </table:table-cell>
          <table:table-cell office:value-type="float" office:value="1.18495431891808">
            <text:p>1.1849543189</text:p>
          </table:table-cell>
          <table:table-cell office:value-type="float" office:value="1.09822089722373">
            <text:p>1.0982208972</text:p>
          </table:table-cell>
          <table:table-cell office:value-type="float" office:value="1.80631783314436">
            <text:p>1.8063178331</text:p>
          </table:table-cell>
          <table:table-cell office:value-type="float" office:value="13.8378235662631">
            <text:p>13.8378235663</text:p>
          </table:table-cell>
          <table:table-cell office:value-type="float" office:value="25.4268280867001">
            <text:p>25.4268280867</text:p>
          </table:table-cell>
          <table:table-cell office:value-type="float" office:value="3.69242308103513">
            <text:p>3.69242308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133">
            <text:p>133</text:p>
          </table:table-cell>
          <table:table-cell office:value-type="float" office:value="4510">
            <text:p>4510</text:p>
          </table:table-cell>
          <table:table-cell office:value-type="float" office:value="7092">
            <text:p>7092</text:p>
          </table:table-cell>
          <table:table-cell office:value-type="float" office:value="11398">
            <text:p>11398</text:p>
          </table:table-cell>
          <table:table-cell office:value-type="float" office:value="204.75">
            <text:p>204.75</text:p>
          </table:table-cell>
          <table:table-cell office:value-type="float" office:value="-146.5">
            <text:p>-146.5</text:p>
          </table:table-cell>
          <table:table-cell office:value-type="float" office:value="165.375">
            <text:p>165.375</text:p>
          </table:table-cell>
          <table:table-cell office:value-type="float" office:value="0.0453991130820399">
            <text:p>0.0453991131</text:p>
          </table:table-cell>
          <table:table-cell office:value-type="float" office:value="-0.0206570783981951">
            <text:p>-0.0206570784</text:p>
          </table:table-cell>
          <table:table-cell office:value-type="float" office:value="0.0145091244077908">
            <text:p>0.0145091244</text:p>
          </table:table-cell>
          <table:table-cell office:value-type="float" office:value="1.16293661154567">
            <text:p>1.1629366115</text:p>
          </table:table-cell>
          <table:table-cell office:value-type="float" office:value="0.928536586786697">
            <text:p>0.9285365868</text:p>
          </table:table-cell>
          <table:table-cell office:value-type="float" office:value="1.05119454422179">
            <text:p>1.0511945442</text:p>
          </table:table-cell>
          <table:table-cell office:value-type="float" office:value="15.6118664133113">
            <text:p>15.6118664133</text:p>
          </table:table-cell>
          <table:table-cell office:value-type="float" office:value="-33.2071681936384">
            <text:p>-33.20716819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4060">
            <text:p>4060</text:p>
          </table:table-cell>
          <table:table-cell office:value-type="float" office:value="7245">
            <text:p>7245</text:p>
          </table:table-cell>
          <table:table-cell office:value-type="float" office:value="21140">
            <text:p>21140</text:p>
          </table:table-cell>
          <table:table-cell office:value-type="float" office:value="-274.75">
            <text:p>-274.75</text:p>
          </table:table-cell>
          <table:table-cell office:value-type="float" office:value="-226.125">
            <text:p>-226.125</text:p>
          </table:table-cell>
          <table:table-cell office:value-type="float" office:value="6812.125">
            <text:p>6812.125</text:p>
          </table:table-cell>
          <table:table-cell office:value-type="float" office:value="-0.0676724137931034">
            <text:p>-0.0676724138</text:p>
          </table:table-cell>
          <table:table-cell office:value-type="float" office:value="-0.0312111801242236">
            <text:p>-0.0312111801</text:p>
          </table:table-cell>
          <table:table-cell office:value-type="float" office:value="0.322238647114475">
            <text:p>0.3222386471</text:p>
          </table:table-cell>
          <table:table-cell office:value-type="float" office:value="0.772122480677765">
            <text:p>0.7721224807</text:p>
          </table:table-cell>
          <table:table-cell office:value-type="float" office:value="0.892670179584121">
            <text:p>0.8926701796</text:p>
          </table:table-cell>
          <table:table-cell office:value-type="float" office:value="2.33135724646123">
            <text:p>2.3313572465</text:p>
          </table:table-cell>
          <table:table-cell office:value-type="float" office:value="-9.89206373057182">
            <text:p>-9.8920637306</text:p>
          </table:table-cell>
          <table:table-cell office:value-type="float" office:value="-21.8598926036982">
            <text:p>-21.8598926037</text:p>
          </table:table-cell>
          <table:table-cell office:value-type="float" office:value="2.48149679178596">
            <text:p>2.481496791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office:value-type="float" office:value="4228">
            <text:p>4228</text:p>
          </table:table-cell>
          <table:table-cell office:value-type="float" office:value="7870">
            <text:p>7870</text:p>
          </table:table-cell>
          <table:table-cell office:value-type="float" office:value="34126">
            <text:p>34126</text:p>
          </table:table-cell>
          <table:table-cell office:value-type="float" office:value="-222">
            <text:p>-222</text:p>
          </table:table-cell>
          <table:table-cell office:value-type="float" office:value="149.75">
            <text:p>149.75</text:p>
          </table:table-cell>
          <table:table-cell office:value-type="float" office:value="6522.625">
            <text:p>6522.625</text:p>
          </table:table-cell>
          <table:table-cell office:value-type="float" office:value="-0.0525070955534532">
            <text:p>-0.0525070956</text:p>
          </table:table-cell>
          <table:table-cell office:value-type="float" office:value="0.0190279542566709">
            <text:p>0.0190279543</text:p>
          </table:table-cell>
          <table:table-cell office:value-type="float" office:value="0.191133593154779">
            <text:p>0.1911335932</text:p>
          </table:table-cell>
          <table:table-cell office:value-type="float" office:value="0.821628875926494">
            <text:p>0.8216288759</text:p>
          </table:table-cell>
          <table:table-cell office:value-type="float" office:value="1.06730748346301">
            <text:p>1.0673074835</text:p>
          </table:table-cell>
          <table:table-cell office:value-type="float" office:value="1.74057039488895">
            <text:p>1.7405703949</text:p>
          </table:table-cell>
          <table:table-cell office:value-type="float" office:value="-12.8513303816191">
            <text:p>-12.8513303816</text:p>
          </table:table-cell>
          <table:table-cell office:value-type="float" office:value="0">
            <text:p>0</text:p>
          </table:table-cell>
          <table:table-cell office:value-type="float" office:value="3.9629821069417">
            <text:p>3.962982106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4">
            <text:p>44</text:p>
          </table:table-cell>
          <table:table-cell office:value-type="float" office:value="3696">
            <text:p>3696</text:p>
          </table:table-cell>
          <table:table-cell office:value-type="float" office:value="7264">
            <text:p>7264</text:p>
          </table:table-cell>
          <table:table-cell office:value-type="float" office:value="47716">
            <text:p>47716</text:p>
          </table:table-cell>
          <table:table-cell office:value-type="float" office:value="-162.75">
            <text:p>-162.75</text:p>
          </table:table-cell>
          <table:table-cell office:value-type="float" office:value="51.5">
            <text:p>51.5</text:p>
          </table:table-cell>
          <table:table-cell office:value-type="float" office:value="5410.125">
            <text:p>5410.125</text:p>
          </table:table-cell>
          <table:table-cell office:value-type="float" office:value="-0.0440340909090909">
            <text:p>-0.0440340909</text:p>
          </table:table-cell>
          <table:table-cell office:value-type="float" office:value="0.0070897577092511">
            <text:p>0.0070897577</text:p>
          </table:table-cell>
          <table:table-cell office:value-type="float" office:value="0.113381779696538">
            <text:p>0.1133817797</text:p>
          </table:table-cell>
          <table:table-cell office:value-type="float" office:value="0.849681124096074">
            <text:p>0.8496811241</text:p>
          </table:table-cell>
          <table:table-cell office:value-type="float" office:value="1.02491267072456">
            <text:p>1.0249126707</text:p>
          </table:table-cell>
          <table:table-cell office:value-type="float" office:value="1.4220328677535">
            <text:p>1.4220328678</text:p>
          </table:table-cell>
          <table:table-cell office:value-type="float" office:value="-15.3919741626739">
            <text:p>-15.3919741627</text:p>
          </table:table-cell>
          <table:table-cell office:value-type="float" office:value="0">
            <text:p>0</text:p>
          </table:table-cell>
          <table:table-cell office:value-type="float" office:value="6.45376225377286">
            <text:p>6.453762253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3388">
            <text:p>3388</text:p>
          </table:table-cell>
          <table:table-cell office:value-type="float" office:value="7187">
            <text:p>7187</text:p>
          </table:table-cell>
          <table:table-cell office:value-type="float" office:value="54360">
            <text:p>54360</text:p>
          </table:table-cell>
          <table:table-cell office:value-type="float" office:value="-14.375">
            <text:p>-14.375</text:p>
          </table:table-cell>
          <table:table-cell office:value-type="float" office:value="129.375">
            <text:p>129.375</text:p>
          </table:table-cell>
          <table:table-cell office:value-type="float" office:value="4227.375">
            <text:p>4227.375</text:p>
          </table:table-cell>
          <table:table-cell office:value-type="float" office:value="-0.00424291617473436">
            <text:p>-0.0042429162</text:p>
          </table:table-cell>
          <table:table-cell office:value-type="float" office:value="0.0180012522610269">
            <text:p>0.0180012523</text:p>
          </table:table-cell>
          <table:table-cell office:value-type="float" office:value="0.0777662803532009">
            <text:p>0.0777662804</text:p>
          </table:table-cell>
          <table:table-cell office:value-type="float" office:value="0.985185077970255">
            <text:p>0.985185078</text:p>
          </table:table-cell>
          <table:table-cell office:value-type="float" office:value="1.06363951127621">
            <text:p>1.0636395113</text:p>
          </table:table-cell>
          <table:table-cell office:value-type="float" office:value="1.28403526618175">
            <text:p>1.2840352662</text:p>
          </table:table-cell>
          <table:table-cell table:number-columns-repeated="2" office:value-type="float" office:value="0">
            <text:p>0</text:p>
          </table:table-cell>
          <table:table-cell office:value-type="float" office:value="9.25545804966873">
            <text:p>9.255458049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1">
            <text:p>21</text:p>
          </table:table-cell>
          <table:table-cell office:value-type="float" office:value="4060">
            <text:p>4060</text:p>
          </table:table-cell>
          <table:table-cell office:value-type="float" office:value="7390">
            <text:p>7390</text:p>
          </table:table-cell>
          <table:table-cell office:value-type="float" office:value="63420">
            <text:p>63420</text:p>
          </table:table-cell>
          <table:table-cell office:value-type="float" office:value="-274.75">
            <text:p>-274.75</text:p>
          </table:table-cell>
          <table:table-cell office:value-type="float" office:value="-5.75">
            <text:p>-5.75</text:p>
          </table:table-cell>
          <table:table-cell office:value-type="float" office:value="3057.75">
            <text:p>3057.75</text:p>
          </table:table-cell>
          <table:table-cell office:value-type="float" office:value="-0.0676724137931034">
            <text:p>-0.0676724138</text:p>
          </table:table-cell>
          <table:table-cell office:value-type="float" office:value="-0.00077807848443843">
            <text:p>-0.0007780785</text:p>
          </table:table-cell>
          <table:table-cell office:value-type="float" office:value="0.0482142857142857">
            <text:p>0.0482142857</text:p>
          </table:table-cell>
          <table:table-cell office:value-type="float" office:value="0.772122480677765">
            <text:p>0.7721224807</text:p>
          </table:table-cell>
          <table:table-cell office:value-type="float" office:value="0.997277911900476">
            <text:p>0.9972779119</text:p>
          </table:table-cell>
          <table:table-cell office:value-type="float" office:value="1.17330625">
            <text:p>1.17330625</text:p>
          </table:table-cell>
          <table:table-cell office:value-type="float" office:value="-9.89206373057182">
            <text:p>-9.8920637306</text:p>
          </table:table-cell>
          <table:table-cell office:value-type="float" office:value="0">
            <text:p>0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4228">
            <text:p>4228</text:p>
          </table:table-cell>
          <table:table-cell office:value-type="float" office:value="7532">
            <text:p>7532</text:p>
          </table:table-cell>
          <table:table-cell office:value-type="float" office:value="61608">
            <text:p>61608</text:p>
          </table:table-cell>
          <table:table-cell office:value-type="float" office:value="-222">
            <text:p>-222</text:p>
          </table:table-cell>
          <table:table-cell office:value-type="float" office:value="175">
            <text:p>175</text:p>
          </table:table-cell>
          <table:table-cell office:value-type="float" office:value="717.25">
            <text:p>717.25</text:p>
          </table:table-cell>
          <table:table-cell office:value-type="float" office:value="-0.0525070955534532">
            <text:p>-0.0525070956</text:p>
          </table:table-cell>
          <table:table-cell office:value-type="float" office:value="0.0232342007434944">
            <text:p>0.0232342007</text:p>
          </table:table-cell>
          <table:table-cell office:value-type="float" office:value="0.0116421568627451">
            <text:p>0.0116421569</text:p>
          </table:table-cell>
          <table:table-cell office:value-type="float" office:value="0.821628875926494">
            <text:p>0.8216288759</text:p>
          </table:table-cell>
          <table:table-cell office:value-type="float" office:value="1.08237776564724">
            <text:p>1.0823777656</text:p>
          </table:table-cell>
          <table:table-cell office:value-type="float" office:value="1.04101320705978">
            <text:p>1.0410132071</text:p>
          </table:table-cell>
          <table:table-cell office:value-type="float" office:value="-12.8513303816191">
            <text:p>-12.8513303816</text:p>
          </table:table-cell>
          <table:table-cell office:value-type="float" office:value="30.1783015466673">
            <text:p>30.17830154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3696">
            <text:p>3696</text:p>
          </table:table-cell>
          <table:table-cell office:value-type="float" office:value="7237">
            <text:p>7237</text:p>
          </table:table-cell>
          <table:table-cell office:value-type="float" office:value="52548">
            <text:p>52548</text:p>
          </table:table-cell>
          <table:table-cell office:value-type="float" office:value="-162.75">
            <text:p>-162.75</text:p>
          </table:table-cell>
          <table:table-cell office:value-type="float" office:value="104.75">
            <text:p>104.75</text:p>
          </table:table-cell>
          <table:table-cell office:value-type="float" office:value="-1396.75">
            <text:p>-1396.75</text:p>
          </table:table-cell>
          <table:table-cell office:value-type="float" office:value="-0.0440340909090909">
            <text:p>-0.0440340909</text:p>
          </table:table-cell>
          <table:table-cell office:value-type="float" office:value="0.0144742296531712">
            <text:p>0.0144742297</text:p>
          </table:table-cell>
          <table:table-cell office:value-type="float" office:value="-0.0265804597701149">
            <text:p>-0.0265804598</text:p>
          </table:table-cell>
          <table:table-cell office:value-type="float" office:value="0.849681124096074">
            <text:p>0.8496811241</text:p>
          </table:table-cell>
          <table:table-cell office:value-type="float" office:value="1.05107043030124">
            <text:p>1.0510704303</text:p>
          </table:table-cell>
          <table:table-cell office:value-type="float" office:value="0.908353171654115">
            <text:p>0.9083531717</text:p>
          </table:table-cell>
          <table:table-cell office:value-type="float" office:value="-15.3919741626739">
            <text:p>-15.3919741627</text:p>
          </table:table-cell>
          <table:table-cell office:value-type="float" office:value="0">
            <text:p>0</text:p>
          </table:table-cell>
          <table:table-cell office:value-type="float" office:value="-25.7291912620285">
            <text:p>-25.72919126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3388">
            <text:p>3388</text:p>
          </table:table-cell>
          <table:table-cell office:value-type="float" office:value="6723">
            <text:p>6723</text:p>
          </table:table-cell>
          <table:table-cell office:value-type="float" office:value="43790">
            <text:p>43790</text:p>
          </table:table-cell>
          <table:table-cell office:value-type="float" office:value="-14.375">
            <text:p>-14.375</text:p>
          </table:table-cell>
          <table:table-cell office:value-type="float" office:value="149.375">
            <text:p>149.375</text:p>
          </table:table-cell>
          <table:table-cell office:value-type="float" office:value="-792.75">
            <text:p>-792.75</text:p>
          </table:table-cell>
          <table:table-cell office:value-type="float" office:value="-0.00424291617473436">
            <text:p>-0.0042429162</text:p>
          </table:table-cell>
          <table:table-cell office:value-type="float" office:value="0.0222185036442065">
            <text:p>0.0222185036</text:p>
          </table:table-cell>
          <table:table-cell office:value-type="float" office:value="-0.0181034482758621">
            <text:p>-0.0181034483</text:p>
          </table:table-cell>
          <table:table-cell office:value-type="float" office:value="0.985185077970255">
            <text:p>0.985185078</text:p>
          </table:table-cell>
          <table:table-cell office:value-type="float" office:value="1.07873234008693">
            <text:p>1.0787323401</text:p>
          </table:table-cell>
          <table:table-cell office:value-type="float" office:value="0.937280291319857">
            <text:p>0.9372802913</text:p>
          </table:table-cell>
          <table:table-cell office:value-type="float" office:value="0">
            <text:p>0</text:p>
          </table:table-cell>
          <table:table-cell office:value-type="float" office:value="31.5421477397177">
            <text:p>31.54214773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13">
            <text:p>113</text:p>
          </table:table-cell>
          <table:table-cell office:value-type="float" office:value="4431">
            <text:p>4431</text:p>
          </table:table-cell>
          <table:table-cell office:value-type="float" office:value="7385">
            <text:p>7385</text:p>
          </table:table-cell>
          <table:table-cell office:value-type="float" office:value="45602">
            <text:p>45602</text:p>
          </table:table-cell>
          <table:table-cell office:value-type="float" office:value="18.875">
            <text:p>18.875</text:p>
          </table:table-cell>
          <table:table-cell office:value-type="float" office:value="577.5">
            <text:p>577.5</text:p>
          </table:table-cell>
          <table:table-cell office:value-type="float" office:value="-1396.75">
            <text:p>-1396.75</text:p>
          </table:table-cell>
          <table:table-cell office:value-type="float" office:value="0.00425976077634845">
            <text:p>0.0042597608</text:p>
          </table:table-cell>
          <table:table-cell office:value-type="float" office:value="0.0781990521327014">
            <text:p>0.0781990521</text:p>
          </table:table-cell>
          <table:table-cell office:value-type="float" office:value="-0.0306291390728477">
            <text:p>-0.0306291391</text:p>
          </table:table-cell>
          <table:table-cell office:value-type="float" office:value="1.01494472801849">
            <text:p>1.014944728</text:p>
          </table:table-cell>
          <table:table-cell office:value-type="float" office:value="1.28568226230318">
            <text:p>1.2856822623</text:p>
          </table:table-cell>
          <table:table-cell office:value-type="float" office:value="0.894636775799307">
            <text:p>0.8946367758</text:p>
          </table:table-cell>
          <table:table-cell office:value-type="float" office:value="0">
            <text:p>0</text:p>
          </table:table-cell>
          <table:table-cell office:value-type="float" office:value="9.20610708576988">
            <text:p>9.2061070858</text:p>
          </table:table-cell>
          <table:table-cell office:value-type="float" office:value="-22.2819483292016">
            <text:p>-22.281948329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58">
            <text:p>158</text:p>
          </table:table-cell>
          <table:table-cell office:value-type="float" office:value="3960">
            <text:p>3960</text:p>
          </table:table-cell>
          <table:table-cell office:value-type="float" office:value="7101">
            <text:p>7101</text:p>
          </table:table-cell>
          <table:table-cell office:value-type="float" office:value="39864">
            <text:p>39864</text:p>
          </table:table-cell>
          <table:table-cell office:value-type="float" office:value="-161.5">
            <text:p>-161.5</text:p>
          </table:table-cell>
          <table:table-cell office:value-type="float" office:value="182.25">
            <text:p>182.25</text:p>
          </table:table-cell>
          <table:table-cell office:value-type="float" office:value="-1132.5">
            <text:p>-1132.5</text:p>
          </table:table-cell>
          <table:table-cell office:value-type="float" office:value="-0.0407828282828283">
            <text:p>-0.0407828283</text:p>
          </table:table-cell>
          <table:table-cell office:value-type="float" office:value="0.0256653992395437">
            <text:p>0.0256653992</text:p>
          </table:table-cell>
          <table:table-cell office:value-type="float" office:value="-0.0284090909090909">
            <text:p>-0.0284090909</text:p>
          </table:table-cell>
          <table:table-cell office:value-type="float" office:value="0.860520049612285">
            <text:p>0.8605200496</text:p>
          </table:table-cell>
          <table:table-cell office:value-type="float" office:value="1.09111997426593">
            <text:p>1.0911199743</text:p>
          </table:table-cell>
          <table:table-cell office:value-type="float" office:value="0.902150051652893">
            <text:p>0.9021500517</text:p>
          </table:table-cell>
          <table:table-cell office:value-type="float" office:value="-16.6470760931048">
            <text:p>-16.6470760931</text:p>
          </table:table-cell>
          <table:table-cell office:value-type="float" office:value="27.3521777433901">
            <text:p>27.3521777434</text:p>
          </table:table-cell>
          <table:table-cell office:value-type="float" office:value="-24.0505424546661">
            <text:p>-24.050542454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207">
            <text:p>207</text:p>
          </table:table-cell>
          <table:table-cell office:value-type="float" office:value="180">
            <text:p>180</text:p>
          </table:table-cell>
          <table:table-cell office:value-type="float" office:value="3630">
            <text:p>3630</text:p>
          </table:table-cell>
          <table:table-cell office:value-type="float" office:value="7722">
            <text:p>7722</text:p>
          </table:table-cell>
          <table:table-cell office:value-type="float" office:value="36542">
            <text:p>36542</text:p>
          </table:table-cell>
          <table:table-cell office:value-type="float" office:value="-44.25">
            <text:p>-44.25</text:p>
          </table:table-cell>
          <table:table-cell office:value-type="float" office:value="620.75">
            <text:p>620.75</text:p>
          </table:table-cell>
          <table:table-cell office:value-type="float" office:value="717.25">
            <text:p>717.25</text:p>
          </table:table-cell>
          <table:table-cell office:value-type="float" office:value="-0.0121900826446281">
            <text:p>-0.0121900826</text:p>
          </table:table-cell>
          <table:table-cell office:value-type="float" office:value="0.0803872053872054">
            <text:p>0.0803872054</text:p>
          </table:table-cell>
          <table:table-cell office:value-type="float" office:value="0.0196280991735537">
            <text:p>0.0196280992</text:p>
          </table:table-cell>
          <table:table-cell office:value-type="float" office:value="0.957625963048972">
            <text:p>0.957625963</text:p>
          </table:table-cell>
          <table:table-cell office:value-type="float" office:value="1.29402094032355">
            <text:p>1.2940209403</text:p>
          </table:table-cell>
          <table:table-cell office:value-type="float" office:value="1.06945346117069">
            <text:p>1.0694534612</text:p>
          </table:table-cell>
          <table:table-cell office:value-type="float" office:value="0">
            <text:p>0</text:p>
          </table:table-cell>
          <table:table-cell office:value-type="float" office:value="8.9647136501945">
            <text:p>8.96471365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4770">
            <text:p>4770</text:p>
          </table:table-cell>
          <table:table-cell office:value-type="float" office:value="8397">
            <text:p>8397</text:p>
          </table:table-cell>
          <table:table-cell office:value-type="float" office:value="48018">
            <text:p>48018</text:p>
          </table:table-cell>
          <table:table-cell office:value-type="float" office:value="134">
            <text:p>134</text:p>
          </table:table-cell>
          <table:table-cell office:value-type="float" office:value="462.375">
            <text:p>462.375</text:p>
          </table:table-cell>
          <table:table-cell office:value-type="float" office:value="2491.5">
            <text:p>2491.5</text:p>
          </table:table-cell>
          <table:table-cell office:value-type="float" office:value="0.0280922431865828">
            <text:p>0.0280922432</text:p>
          </table:table-cell>
          <table:table-cell office:value-type="float" office:value="0.055064308681672">
            <text:p>0.0550643087</text:p>
          </table:table-cell>
          <table:table-cell office:value-type="float" office:value="0.0518867924528302">
            <text:p>0.0518867925</text:p>
          </table:table-cell>
          <table:table-cell office:value-type="float" office:value="1.09986963244246">
            <text:p>1.0998696324</text:p>
          </table:table-cell>
          <table:table-cell office:value-type="float" office:value="1.19866795344341">
            <text:p>1.1986679534</text:p>
          </table:table-cell>
          <table:table-cell office:value-type="float" office:value="1.18688056247775">
            <text:p>1.1868805625</text:p>
          </table:table-cell>
          <table:table-cell office:value-type="float" office:value="25.0189438452094">
            <text:p>25.0189438452</text:p>
          </table:table-cell>
          <table:table-cell office:value-type="float" office:value="12.9314351381529">
            <text:p>12.9314351382</text:p>
          </table:table-cell>
          <table:table-cell office:value-type="float" office:value="13.7024883528063">
            <text:p>13.702488352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3">
            <text:p>3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04">
            <text:p>204</text:p>
          </table:table-cell>
          <table:table-cell office:value-type="float" office:value="5190">
            <text:p>5190</text:p>
          </table:table-cell>
          <table:table-cell office:value-type="float" office:value="9594">
            <text:p>9594</text:p>
          </table:table-cell>
          <table:table-cell office:value-type="float" office:value="52246">
            <text:p>52246</text:p>
          </table:table-cell>
          <table:table-cell office:value-type="float" office:value="142.5">
            <text:p>142.5</text:p>
          </table:table-cell>
          <table:table-cell office:value-type="float" office:value="903.5">
            <text:p>903.5</text:p>
          </table:table-cell>
          <table:table-cell office:value-type="float" office:value="1434.5">
            <text:p>1434.5</text:p>
          </table:table-cell>
          <table:table-cell office:value-type="float" office:value="0.0274566473988439">
            <text:p>0.0274566474</text:p>
          </table:table-cell>
          <table:table-cell office:value-type="float" office:value="0.0941734417344173">
            <text:p>0.0941734417</text:p>
          </table:table-cell>
          <table:table-cell office:value-type="float" office:value="0.0274566473988439">
            <text:p>0.0274566474</text:p>
          </table:table-cell>
          <table:table-cell office:value-type="float" office:value="1.09757584616927">
            <text:p>1.0975758462</text:p>
          </table:table-cell>
          <table:table-cell office:value-type="float" office:value="1.34698957484155">
            <text:p>1.3469895748</text:p>
          </table:table-cell>
          <table:table-cell office:value-type="float" office:value="1.09757584616927">
            <text:p>1.0975758462</text:p>
          </table:table-cell>
          <table:table-cell office:value-type="float" office:value="25.5901589779144">
            <text:p>25.5901589779</text:p>
          </table:table-cell>
          <table:table-cell office:value-type="float" office:value="7.7017011894134">
            <text:p>7.7017011894</text:p>
          </table:table-cell>
          <table:table-cell office:value-type="float" office:value="25.5901589779144">
            <text:p>25.5901589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174">
            <text:p>174</text:p>
          </table:table-cell>
          <table:table-cell office:value-type="float" office:value="5220">
            <text:p>5220</text:p>
          </table:table-cell>
          <table:table-cell office:value-type="float" office:value="9637">
            <text:p>9637</text:p>
          </table:table-cell>
          <table:table-cell office:value-type="float" office:value="52548">
            <text:p>52548</text:p>
          </table:table-cell>
          <table:table-cell office:value-type="float" office:value="345">
            <text:p>345</text:p>
          </table:table-cell>
          <table:table-cell office:value-type="float" office:value="839.5">
            <text:p>839.5</text:p>
          </table:table-cell>
          <table:table-cell office:value-type="float" office:value="3473">
            <text:p>3473</text:p>
          </table:table-cell>
          <table:table-cell office:value-type="float" office:value="0.0660919540229885">
            <text:p>0.066091954</text:p>
          </table:table-cell>
          <table:table-cell office:value-type="float" office:value="0.0871121718377088">
            <text:p>0.0871121718</text:p>
          </table:table-cell>
          <table:table-cell office:value-type="float" office:value="0.0660919540229885">
            <text:p>0.066091954</text:p>
          </table:table-cell>
          <table:table-cell office:value-type="float" office:value="1.23988340599815">
            <text:p>1.239883406</text:p>
          </table:table-cell>
          <table:table-cell office:value-type="float" office:value="1.31976612117725">
            <text:p>1.3197661212</text:p>
          </table:table-cell>
          <table:table-cell office:value-type="float" office:value="1.23988340599815">
            <text:p>1.239883406</text:p>
          </table:table-cell>
          <table:table-cell office:value-type="float" office:value="10.8304952919625">
            <text:p>10.830495292</text:p>
          </table:table-cell>
          <table:table-cell office:value-type="float" office:value="8.29869939586075">
            <text:p>8.2986993959</text:p>
          </table:table-cell>
          <table:table-cell office:value-type="float" office:value="10.8304952919625">
            <text:p>10.830495292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3">
            <text:p>3</text:p>
          </table:table-cell>
          <table:table-cell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5790">
            <text:p>5790</text:p>
          </table:table-cell>
          <table:table-cell office:value-type="float" office:value="10395">
            <text:p>10395</text:p>
          </table:table-cell>
          <table:table-cell office:value-type="float" office:value="58286">
            <text:p>58286</text:p>
          </table:table-cell>
          <table:table-cell office:value-type="float" office:value="476.25">
            <text:p>476.25</text:p>
          </table:table-cell>
          <table:table-cell office:value-type="float" office:value="835.625">
            <text:p>835.625</text:p>
          </table:table-cell>
          <table:table-cell office:value-type="float" office:value="4794.25">
            <text:p>4794.25</text:p>
          </table:table-cell>
          <table:table-cell office:value-type="float" office:value="0.0822538860103627">
            <text:p>0.082253886</text:p>
          </table:table-cell>
          <table:table-cell office:value-type="float" office:value="0.0803872053872054">
            <text:p>0.0803872054</text:p>
          </table:table-cell>
          <table:table-cell office:value-type="float" office:value="0.0822538860103627">
            <text:p>0.082253886</text:p>
          </table:table-cell>
          <table:table-cell office:value-type="float" office:value="1.30114937649333">
            <text:p>1.3011493765</text:p>
          </table:table-cell>
          <table:table-cell office:value-type="float" office:value="1.29402094032355">
            <text:p>1.2940209403</text:p>
          </table:table-cell>
          <table:table-cell office:value-type="float" office:value="1.30114937649333">
            <text:p>1.3011493765</text:p>
          </table:table-cell>
          <table:table-cell office:value-type="float" office:value="8.76893140437852">
            <text:p>8.7689314044</text:p>
          </table:table-cell>
          <table:table-cell office:value-type="float" office:value="8.9647136501945">
            <text:p>8.9647136502</text:p>
          </table:table-cell>
          <table:table-cell office:value-type="float" office:value="8.76893140437852">
            <text:p>8.768931404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51">
            <text:p>151</text:p>
          </table:table-cell>
          <table:table-cell office:value-type="float" office:value="6330">
            <text:p>6330</text:p>
          </table:table-cell>
          <table:table-cell office:value-type="float" office:value="11872">
            <text:p>11872</text:p>
          </table:table-cell>
          <table:table-cell office:value-type="float" office:value="63722">
            <text:p>63722</text:p>
          </table:table-cell>
          <table:table-cell office:value-type="float" office:value="495">
            <text:p>495</text:p>
          </table:table-cell>
          <table:table-cell office:value-type="float" office:value="556.5">
            <text:p>556.5</text:p>
          </table:table-cell>
          <table:table-cell office:value-type="float" office:value="4983">
            <text:p>4983</text:p>
          </table:table-cell>
          <table:table-cell office:value-type="float" office:value="0.0781990521327014">
            <text:p>0.0781990521</text:p>
          </table:table-cell>
          <table:table-cell office:value-type="float" office:value="0.046875">
            <text:p>0.046875</text:p>
          </table:table-cell>
          <table:table-cell office:value-type="float" office:value="0.0781990521327014">
            <text:p>0.0781990521</text:p>
          </table:table-cell>
          <table:table-cell office:value-type="float" office:value="1.28568226230318">
            <text:p>1.2856822623</text:p>
          </table:table-cell>
          <table:table-cell office:value-type="float" office:value="1.168369140625">
            <text:p>1.1683691406</text:p>
          </table:table-cell>
          <table:table-cell office:value-type="float" office:value="1.28568226230318">
            <text:p>1.2856822623</text:p>
          </table:table-cell>
          <table:table-cell office:value-type="float" office:value="9.20610708576988">
            <text:p>9.2061070858</text:p>
          </table:table-cell>
          <table:table-cell office:value-type="float" office:value="15.1310674722056">
            <text:p>15.1310674722</text:p>
          </table:table-cell>
          <table:table-cell office:value-type="float" office:value="9.20610708576988">
            <text:p>9.206107085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32">
            <text:p>132</text:p>
          </table:table-cell>
          <table:table-cell office:value-type="float" office:value="5670">
            <text:p>5670</text:p>
          </table:table-cell>
          <table:table-cell office:value-type="float" office:value="12908">
            <text:p>12908</text:p>
          </table:table-cell>
          <table:table-cell office:value-type="float" office:value="57078">
            <text:p>57078</text:p>
          </table:table-cell>
          <table:table-cell office:value-type="float" office:value="618.75">
            <text:p>618.75</text:p>
          </table:table-cell>
          <table:table-cell office:value-type="float" office:value="285.875">
            <text:p>285.875</text:p>
          </table:table-cell>
          <table:table-cell office:value-type="float" office:value="6228.75">
            <text:p>6228.75</text:p>
          </table:table-cell>
          <table:table-cell office:value-type="float" office:value="0.109126984126984">
            <text:p>0.1091269841</text:p>
          </table:table-cell>
          <table:table-cell office:value-type="float" office:value="0.0221471180663155">
            <text:p>0.0221471181</text:p>
          </table:table-cell>
          <table:table-cell office:value-type="float" office:value="0.109126984126984">
            <text:p>0.1091269841</text:p>
          </table:table-cell>
          <table:table-cell office:value-type="float" office:value="1.40528549382716">
            <text:p>1.4052854938</text:p>
          </table:table-cell>
          <table:table-cell office:value-type="float" office:value="1.07847628311584">
            <text:p>1.0784762831</text:p>
          </table:table-cell>
          <table:table-cell office:value-type="float" office:value="1.40528549382716">
            <text:p>1.4052854938</text:p>
          </table:table-cell>
          <table:table-cell office:value-type="float" office:value="6.69234074584823">
            <text:p>6.6923407458</text:p>
          </table:table-cell>
          <table:table-cell office:value-type="float" office:value="31.6427068296577">
            <text:p>31.6427068297</text:p>
          </table:table-cell>
          <table:table-cell office:value-type="float" office:value="6.69234074584823">
            <text:p>6.692340745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21">
            <text:p>121</text:p>
          </table:table-cell>
          <table:table-cell office:value-type="float" office:value="6720">
            <text:p>6720</text:p>
          </table:table-cell>
          <table:table-cell office:value-type="float" office:value="13858">
            <text:p>13858</text:p>
          </table:table-cell>
          <table:table-cell office:value-type="float" office:value="67648">
            <text:p>67648</text:p>
          </table:table-cell>
          <table:table-cell office:value-type="float" office:value="637.5">
            <text:p>637.5</text:p>
          </table:table-cell>
          <table:table-cell office:value-type="float" office:value="1317.125">
            <text:p>1317.125</text:p>
          </table:table-cell>
          <table:table-cell office:value-type="float" office:value="6417.5">
            <text:p>6417.5</text:p>
          </table:table-cell>
          <table:table-cell office:value-type="float" office:value="0.0948660714285714">
            <text:p>0.0948660714</text:p>
          </table:table-cell>
          <table:table-cell office:value-type="float" office:value="0.0950443786982249">
            <text:p>0.0950443787</text:p>
          </table:table-cell>
          <table:table-cell office:value-type="float" office:value="0.0948660714285714">
            <text:p>0.0948660714</text:p>
          </table:table-cell>
          <table:table-cell office:value-type="float" office:value="1.34967041015625">
            <text:p>1.3496704102</text:p>
          </table:table-cell>
          <table:table-cell office:value-type="float" office:value="1.35036085593116">
            <text:p>1.3503608559</text:p>
          </table:table-cell>
          <table:table-cell office:value-type="float" office:value="1.34967041015625">
            <text:p>1.3496704102</text:p>
          </table:table-cell>
          <table:table-cell office:value-type="float" office:value="7.64792594491755">
            <text:p>7.6479259449</text:p>
          </table:table-cell>
          <table:table-cell office:value-type="float" office:value="7.63420907711253">
            <text:p>7.6342090771</text:p>
          </table:table-cell>
          <table:table-cell office:value-type="float" office:value="7.64792594491755">
            <text:p>7.6479259449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159">
            <text:p>159</text:p>
          </table:table-cell>
          <table:table-cell office:value-type="float" office:value="6741">
            <text:p>6741</text:p>
          </table:table-cell>
          <table:table-cell office:value-type="float" office:value="12480">
            <text:p>12480</text:p>
          </table:table-cell>
          <table:table-cell office:value-type="float" office:value="74896">
            <text:p>74896</text:p>
          </table:table-cell>
          <table:table-cell office:value-type="float" office:value="37.625">
            <text:p>37.625</text:p>
          </table:table-cell>
          <table:table-cell office:value-type="float" office:value="162">
            <text:p>162</text:p>
          </table:table-cell>
          <table:table-cell office:value-type="float" office:value="8720.25">
            <text:p>8720.25</text:p>
          </table:table-cell>
          <table:table-cell office:value-type="float" office:value="0.00558151609553479">
            <text:p>0.0055815161</text:p>
          </table:table-cell>
          <table:table-cell office:value-type="float" office:value="0.0129807692307692">
            <text:p>0.0129807692</text:p>
          </table:table-cell>
          <table:table-cell office:value-type="float" office:value="0.116431451612903">
            <text:p>0.1164314516</text:p>
          </table:table-cell>
          <table:table-cell office:value-type="float" office:value="1.01959636684534">
            <text:p>1.0195963668</text:p>
          </table:table-cell>
          <table:table-cell office:value-type="float" office:value="1.04576295303254">
            <text:p>1.045762953</text:p>
          </table:table-cell>
          <table:table-cell office:value-type="float" office:value="1.43408039517755">
            <text:p>1.4340803952</text:p>
          </table:table-cell>
          <table:table-cell table:number-columns-repeated="2" office:value-type="float" office:value="0">
            <text:p>0</text:p>
          </table:table-cell>
          <table:table-cell office:value-type="float" office:value="6.29347718693299">
            <text:p>6.293477186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34">
            <text:p>234</text:p>
          </table:table-cell>
          <table:table-cell office:value-type="float" office:value="173">
            <text:p>173</text:p>
          </table:table-cell>
          <table:table-cell office:value-type="float" office:value="8448">
            <text:p>8448</text:p>
          </table:table-cell>
          <table:table-cell office:value-type="float" office:value="14784">
            <text:p>14784</text:p>
          </table:table-cell>
          <table:table-cell office:value-type="float" office:value="87882">
            <text:p>87882</text:p>
          </table:table-cell>
          <table:table-cell office:value-type="float" office:value="-106.5">
            <text:p>-106.5</text:p>
          </table:table-cell>
          <table:table-cell office:value-type="float" office:value="-186.375">
            <text:p>-186.375</text:p>
          </table:table-cell>
          <table:table-cell office:value-type="float" office:value="9437.5">
            <text:p>9437.5</text:p>
          </table:table-cell>
          <table:table-cell table:number-columns-repeated="2" office:value-type="float" office:value="-0.0126065340909091">
            <text:p>-0.0126065341</text:p>
          </table:table-cell>
          <table:table-cell office:value-type="float" office:value="0.107388316151203">
            <text:p>0.1073883162</text:p>
          </table:table-cell>
          <table:table-cell table:number-columns-repeated="2" office:value-type="float" office:value="0.956188623097317">
            <text:p>0.9561886231</text:p>
          </table:table-cell>
          <table:table-cell office:value-type="float" office:value="1.39846231740296">
            <text:p>1.3984623174</text:p>
          </table:table-cell>
          <table:table-cell table:number-columns-repeated="2" office:value-type="float" office:value="0">
            <text:p>0</text:p>
          </table:table-cell>
          <table:table-cell office:value-type="float" office:value="6.79526915343788">
            <text:p>6.795269153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39">
            <text:p>239</text:p>
          </table:table-cell>
          <table:table-cell office:value-type="float" office:value="174">
            <text:p>174</text:p>
          </table:table-cell>
          <table:table-cell office:value-type="float" office:value="7690">
            <text:p>7690</text:p>
          </table:table-cell>
          <table:table-cell office:value-type="float" office:value="15652">
            <text:p>15652</text:p>
          </table:table-cell>
          <table:table-cell office:value-type="float" office:value="102076">
            <text:p>102076</text:p>
          </table:table-cell>
          <table:table-cell office:value-type="float" office:value="-151.375">
            <text:p>-151.375</text:p>
          </table:table-cell>
          <table:table-cell office:value-type="float" office:value="377.625">
            <text:p>377.625</text:p>
          </table:table-cell>
          <table:table-cell office:value-type="float" office:value="9701.75">
            <text:p>9701.75</text:p>
          </table:table-cell>
          <table:table-cell office:value-type="float" office:value="-0.019684655396619">
            <text:p>-0.0196846554</text:p>
          </table:table-cell>
          <table:table-cell office:value-type="float" office:value="0.0241263097367749">
            <text:p>0.0241263097</text:p>
          </table:table-cell>
          <table:table-cell office:value-type="float" office:value="0.0950443786982249">
            <text:p>0.0950443787</text:p>
          </table:table-cell>
          <table:table-cell office:value-type="float" office:value="0.931863178001678">
            <text:p>0.931863178</text:p>
          </table:table-cell>
          <table:table-cell office:value-type="float" office:value="1.08558295856888">
            <text:p>1.0855829586</text:p>
          </table:table-cell>
          <table:table-cell office:value-type="float" office:value="1.35036085593116">
            <text:p>1.3503608559</text:p>
          </table:table-cell>
          <table:table-cell office:value-type="float" office:value="0">
            <text:p>0</text:p>
          </table:table-cell>
          <table:table-cell office:value-type="float" office:value="29.0751261715688">
            <text:p>29.0751261716</text:p>
          </table:table-cell>
          <table:table-cell office:value-type="float" office:value="7.63420907711253">
            <text:p>7.634209077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61">
            <text:p>261</text:p>
          </table:table-cell>
          <table:table-cell office:value-type="float" office:value="193">
            <text:p>193</text:p>
          </table:table-cell>
          <table:table-cell office:value-type="float" office:value="7288">
            <text:p>7288</text:p>
          </table:table-cell>
          <table:table-cell office:value-type="float" office:value="15456">
            <text:p>15456</text:p>
          </table:table-cell>
          <table:table-cell office:value-type="float" office:value="103888">
            <text:p>103888</text:p>
          </table:table-cell>
          <table:table-cell office:value-type="float" office:value="35.5">
            <text:p>35.5</text:p>
          </table:table-cell>
          <table:table-cell office:value-type="float" office:value="501">
            <text:p>501</text:p>
          </table:table-cell>
          <table:table-cell office:value-type="float" office:value="3661.75">
            <text:p>3661.75</text:p>
          </table:table-cell>
          <table:table-cell office:value-type="float" office:value="0.00487102085620198">
            <text:p>0.0048710209</text:p>
          </table:table-cell>
          <table:table-cell office:value-type="float" office:value="0.0324145962732919">
            <text:p>0.0324145963</text:p>
          </table:table-cell>
          <table:table-cell office:value-type="float" office:value="0.0352470930232558">
            <text:p>0.035247093</text:p>
          </table:table-cell>
          <table:table-cell office:value-type="float" office:value="1.0170950776113">
            <text:p>1.0170950776</text:p>
          </table:table-cell>
          <table:table-cell office:value-type="float" office:value="1.11551047081758">
            <text:p>1.1155104708</text:p>
          </table:table-cell>
          <table:table-cell office:value-type="float" office:value="1.12579984641191">
            <text:p>1.1257998464</text:p>
          </table:table-cell>
          <table:table-cell office:value-type="float" office:value="0">
            <text:p>0</text:p>
          </table:table-cell>
          <table:table-cell office:value-type="float" office:value="21.7285290357607">
            <text:p>21.7285290358</text:p>
          </table:table-cell>
          <table:table-cell office:value-type="float" office:value="20.0099442932899">
            <text:p>20.009944293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81">
            <text:p>281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7394">
            <text:p>7394</text:p>
          </table:table-cell>
          <table:table-cell office:value-type="float" office:value="14352">
            <text:p>14352</text:p>
          </table:table-cell>
          <table:table-cell office:value-type="float" office:value="128048">
            <text:p>128048</text:p>
          </table:table-cell>
          <table:table-cell office:value-type="float" office:value="435.625">
            <text:p>435.625</text:p>
          </table:table-cell>
          <table:table-cell office:value-type="float" office:value="902.125">
            <text:p>902.125</text:p>
          </table:table-cell>
          <table:table-cell office:value-type="float" office:value="6002.25">
            <text:p>6002.25</text:p>
          </table:table-cell>
          <table:table-cell office:value-type="float" office:value="0.0589160129835001">
            <text:p>0.058916013</text:p>
          </table:table-cell>
          <table:table-cell office:value-type="float" office:value="0.0628570930880713">
            <text:p>0.0628570931</text:p>
          </table:table-cell>
          <table:table-cell office:value-type="float" office:value="0.046875">
            <text:p>0.046875</text:p>
          </table:table-cell>
          <table:table-cell office:value-type="float" office:value="1.21300939475056">
            <text:p>1.2130093948</text:p>
          </table:table-cell>
          <table:table-cell office:value-type="float" office:value="1.22774381354516">
            <text:p>1.2277438135</text:p>
          </table:table-cell>
          <table:table-cell office:value-type="float" office:value="1.168369140625">
            <text:p>1.1683691406</text:p>
          </table:table-cell>
          <table:table-cell office:value-type="float" office:value="12.1082720114328">
            <text:p>12.1082720114</text:p>
          </table:table-cell>
          <table:table-cell office:value-type="float" office:value="11.3704028231109">
            <text:p>11.3704028231</text:p>
          </table:table-cell>
          <table:table-cell office:value-type="float" office:value="15.1310674722056">
            <text:p>15.131067472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60">
            <text:p>260</text:p>
          </table:table-cell>
          <table:table-cell table:number-columns-repeated="2" office:value-type="float" office:value="189">
            <text:p>189</text:p>
          </table:table-cell>
          <table:table-cell office:value-type="float" office:value="7388">
            <text:p>7388</text:p>
          </table:table-cell>
          <table:table-cell office:value-type="float" office:value="16687">
            <text:p>16687</text:p>
          </table:table-cell>
          <table:table-cell office:value-type="float" office:value="139222">
            <text:p>139222</text:p>
          </table:table-cell>
          <table:table-cell office:value-type="float" office:value="228">
            <text:p>228</text:p>
          </table:table-cell>
          <table:table-cell office:value-type="float" office:value="344.375">
            <text:p>344.375</text:p>
          </table:table-cell>
          <table:table-cell office:value-type="float" office:value="3422.875">
            <text:p>3422.875</text:p>
          </table:table-cell>
          <table:table-cell office:value-type="float" office:value="0.0308608554412561">
            <text:p>0.0308608554</text:p>
          </table:table-cell>
          <table:table-cell office:value-type="float" office:value="0.0206373224665908">
            <text:p>0.0206373225</text:p>
          </table:table-cell>
          <table:table-cell office:value-type="float" office:value="0.0245857335765899">
            <text:p>0.0245857336</text:p>
          </table:table-cell>
          <table:table-cell office:value-type="float" office:value="1.10987968314559">
            <text:p>1.1098796831</text:p>
          </table:table-cell>
          <table:table-cell office:value-type="float" office:value="1.0730653908271">
            <text:p>1.0730653908</text:p>
          </table:table-cell>
          <table:table-cell office:value-type="float" office:value="1.08723480577724">
            <text:p>1.0872348058</text:p>
          </table:table-cell>
          <table:table-cell office:value-type="float" office:value="22.8052187229565">
            <text:p>22.805218723</text:p>
          </table:table-cell>
          <table:table-cell office:value-type="float" office:value="33.9324630081002">
            <text:p>33.9324630081</text:p>
          </table:table-cell>
          <table:table-cell office:value-type="float" office:value="28.5382354805355">
            <text:p>28.538235480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7733">
            <text:p>7733</text:p>
          </table:table-cell>
          <table:table-cell office:value-type="float" office:value="15162">
            <text:p>15162</text:p>
          </table:table-cell>
          <table:table-cell office:value-type="float" office:value="134692">
            <text:p>134692</text:p>
          </table:table-cell>
          <table:table-cell office:value-type="float" office:value="291.25">
            <text:p>291.25</text:p>
          </table:table-cell>
          <table:table-cell office:value-type="float" office:value="257.5">
            <text:p>257.5</text:p>
          </table:table-cell>
          <table:table-cell office:value-type="float" office:value="1295.375">
            <text:p>1295.375</text:p>
          </table:table-cell>
          <table:table-cell office:value-type="float" office:value="0.0376632613474719">
            <text:p>0.0376632613</text:p>
          </table:table-cell>
          <table:table-cell office:value-type="float" office:value="0.0169832475926659">
            <text:p>0.0169832476</text:p>
          </table:table-cell>
          <table:table-cell office:value-type="float" office:value="0.00961731208980489">
            <text:p>0.0096173121</text:p>
          </table:table-cell>
          <table:table-cell office:value-type="float" office:value="1.13460171637659">
            <text:p>1.1346017164</text:p>
          </table:table-cell>
          <table:table-cell office:value-type="float" office:value="1.06000669074397">
            <text:p>1.0600066907</text:p>
          </table:table-cell>
          <table:table-cell office:value-type="float" office:value="1.03384187799031">
            <text:p>1.033841878</text:p>
          </table:table-cell>
          <table:table-cell office:value-type="float" office:value="18.7482394556991">
            <text:p>18.74823945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248">
            <text:p>248</text:p>
          </table:table-cell>
          <table:table-cell office:value-type="float" office:value="9116">
            <text:p>9116</text:p>
          </table:table-cell>
          <table:table-cell office:value-type="float" office:value="16848">
            <text:p>16848</text:p>
          </table:table-cell>
          <table:table-cell office:value-type="float" office:value="96942">
            <text:p>96942</text:p>
          </table:table-cell>
          <table:table-cell office:value-type="float" office:value="484.125">
            <text:p>484.125</text:p>
          </table:table-cell>
          <table:table-cell office:value-type="float" office:value="345.571428571429">
            <text:p>345.5714285714</text:p>
          </table:table-cell>
          <table:table-cell office:value-type="float" office:value="2669.125">
            <text:p>2669.125</text:p>
          </table:table-cell>
          <table:table-cell office:value-type="float" office:value="0.0531071741992102">
            <text:p>0.0531071742</text:p>
          </table:table-cell>
          <table:table-cell office:value-type="float" office:value="0.0205111246777913">
            <text:p>0.0205111247</text:p>
          </table:table-cell>
          <table:table-cell office:value-type="float" office:value="0.0275332157372449">
            <text:p>0.0275332157</text:p>
          </table:table-cell>
          <table:table-cell office:value-type="float" office:value="1.19140303872203">
            <text:p>1.1914030387</text:p>
          </table:table-cell>
          <table:table-cell office:value-type="float" office:value="1.07261352059394">
            <text:p>1.0726135206</text:p>
          </table:table-cell>
          <table:table-cell office:value-type="float" office:value="1.09785208789927">
            <text:p>1.0978520879</text:p>
          </table:table-cell>
          <table:table-cell office:value-type="float" office:value="13.3954406329928">
            <text:p>13.395440633</text:p>
          </table:table-cell>
          <table:table-cell office:value-type="float" office:value="34.1391196613494">
            <text:p>34.1391196613</text:p>
          </table:table-cell>
          <table:table-cell office:value-type="float" office:value="25.5199493187045">
            <text:p>25.519949318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69">
            <text:p>369</text:p>
          </table:table-cell>
          <table:table-cell office:value-type="float" office:value="494">
            <text:p>494</text:p>
          </table:table-cell>
          <table:table-cell office:value-type="float" office:value="291">
            <text:p>291</text:p>
          </table:table-cell>
          <table:table-cell office:value-type="float" office:value="10429">
            <text:p>10429</text:p>
          </table:table-cell>
          <table:table-cell office:value-type="float" office:value="19729">
            <text:p>19729</text:p>
          </table:table-cell>
          <table:table-cell office:value-type="float" office:value="122914">
            <text:p>122914</text:p>
          </table:table-cell>
          <table:table-cell office:value-type="float" office:value="538.142857142857">
            <text:p>538.1428571429</text:p>
          </table:table-cell>
          <table:table-cell office:value-type="float" office:value="1435.25">
            <text:p>1435.25</text:p>
          </table:table-cell>
          <table:table-cell office:value-type="float" office:value="-401">
            <text:p>-401</text:p>
          </table:table-cell>
          <table:table-cell office:value-type="float" office:value="0.0516006191526376">
            <text:p>0.0516006192</text:p>
          </table:table-cell>
          <table:table-cell office:value-type="float" office:value="0.0727482386334837">
            <text:p>0.0727482386</text:p>
          </table:table-cell>
          <table:table-cell office:value-type="float" office:value="-0.00326244365979465">
            <text:p>-0.0032624437</text:p>
          </table:table-cell>
          <table:table-cell office:value-type="float" office:value="1.18582090987223">
            <text:p>1.1858209099</text:p>
          </table:table-cell>
          <table:table-cell office:value-type="float" office:value="1.26499175541677">
            <text:p>1.2649917554</text:p>
          </table:table-cell>
          <table:table-cell office:value-type="float" office:value="0.98860230852644">
            <text:p>0.9886023085</text:p>
          </table:table-cell>
          <table:table-cell office:value-type="float" office:value="13.7765912086065">
            <text:p>13.7765912086</text:p>
          </table:table-cell>
          <table:table-cell office:value-type="float" office:value="9.87054461925427">
            <text:p>9.87054461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338">
            <text:p>338</text:p>
          </table:table-cell>
          <table:table-cell office:value-type="float" office:value="10272">
            <text:p>10272</text:p>
          </table:table-cell>
          <table:table-cell office:value-type="float" office:value="19176">
            <text:p>19176</text:p>
          </table:table-cell>
          <table:table-cell office:value-type="float" office:value="115265">
            <text:p>115265</text:p>
          </table:table-cell>
          <table:table-cell office:value-type="float" office:value="628.833333333333">
            <text:p>628.8333333333</text:p>
          </table:table-cell>
          <table:table-cell office:value-type="float" office:value="0">
            <text:p>0</text:p>
          </table:table-cell>
          <table:table-cell office:value-type="float" office:value="-2330.16666666667">
            <text:p>-2330.1666666667</text:p>
          </table:table-cell>
          <table:table-cell office:value-type="float" office:value="0.0612181983385254">
            <text:p>0.0612181983</text:p>
          </table:table-cell>
          <table:table-cell office:value-type="float" office:value="0">
            <text:p>0</text:p>
          </table:table-cell>
          <table:table-cell office:value-type="float" office:value="-0.0202157347561416">
            <text:p>-0.0202157348</text:p>
          </table:table-cell>
          <table:table-cell office:value-type="float" office:value="1.22160912308816">
            <text:p>1.2216091231</text:p>
          </table:table-cell>
          <table:table-cell office:value-type="float" office:value="1.24">
            <text:p>1.24</text:p>
          </table:table-cell>
          <table:table-cell office:value-type="float" office:value="0.930045933179696">
            <text:p>0.9300459332</text:p>
          </table:table-cell>
          <table:table-cell office:value-type="float" office:value="11.6657091647983">
            <text:p>11.6657091648</text:p>
          </table:table-cell>
          <table:table-cell office:value-type="float" office:value="0">
            <text:p>0</text:p>
          </table:table-cell>
          <table:table-cell office:value-type="float" office:value="-33.9397554087471">
            <text:p>-33.939755408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4">
            <text:p>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344">
            <text:p>344</text:p>
          </table:table-cell>
          <table:table-cell office:value-type="float" office:value="10020">
            <text:p>10020</text:p>
          </table:table-cell>
          <table:table-cell office:value-type="float" office:value="19553">
            <text:p>19553</text:p>
          </table:table-cell>
          <table:table-cell office:value-type="float" office:value="112439">
            <text:p>112439</text:p>
          </table:table-cell>
          <table:table-cell office:value-type="float" office:value="685.6">
            <text:p>685.6</text:p>
          </table:table-cell>
          <table:table-cell office:value-type="float" office:value="1337.6">
            <text:p>1337.6</text:p>
          </table:table-cell>
          <table:table-cell office:value-type="float" office:value="-1890.2">
            <text:p>-1890.2</text:p>
          </table:table-cell>
          <table:table-cell office:value-type="float" office:value="0.0684231536926148">
            <text:p>0.0684231537</text:p>
          </table:table-cell>
          <table:table-cell office:value-type="float" office:value="0.0684089398046336">
            <text:p>0.0684089398</text:p>
          </table:table-cell>
          <table:table-cell office:value-type="float" office:value="-0.0168108930175473">
            <text:p>-0.016810893</text:p>
          </table:table-cell>
          <table:table-cell office:value-type="float" office:value="1.24865722472819">
            <text:p>1.2486572247</text:p>
          </table:table-cell>
          <table:table-cell office:value-type="float" office:value="1.2486036640848">
            <text:p>1.2486036641</text:p>
          </table:table-cell>
          <table:table-cell office:value-type="float" office:value="0.941715782441717">
            <text:p>0.9417157824</text:p>
          </table:table-cell>
          <table:table-cell office:value-type="float" office:value="10.4730524984331">
            <text:p>10.4730524984</text:p>
          </table:table-cell>
          <table:table-cell office:value-type="float" office:value="10.475158122778">
            <text:p>10.4751581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15">
            <text:p>515</text:p>
          </table:table-cell>
          <table:table-cell office:value-type="float" office:value="424">
            <text:p>424</text:p>
          </table:table-cell>
          <table:table-cell office:value-type="float" office:value="10535">
            <text:p>10535</text:p>
          </table:table-cell>
          <table:table-cell office:value-type="float" office:value="20713">
            <text:p>20713</text:p>
          </table:table-cell>
          <table:table-cell office:value-type="float" office:value="125241">
            <text:p>125241</text:p>
          </table:table-cell>
          <table:table-cell table:number-columns-repeated="2" office:value-type="float" office:value="0">
            <text:p>0</text:p>
          </table:table-cell>
          <table:table-cell office:value-type="float" office:value="7074.75">
            <text:p>7074.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64890890363379">
            <text:p>0.056489089</text:p>
          </table:table-cell>
          <table:table-cell office:value-type="float" office:value="1.18">
            <text:p>1.18</text:p>
          </table:table-cell>
          <table:table-cell office:value-type="float" office:value="1.24">
            <text:p>1.24</text:p>
          </table:table-cell>
          <table:table-cell office:value-type="float" office:value="1.20396620530029">
            <text:p>1.2039662053</text:p>
          </table:table-cell>
          <table:table-cell table:number-columns-repeated="2" office:value-type="float" office:value="0">
            <text:p>0</text:p>
          </table:table-cell>
          <table:table-cell office:value-type="float" office:value="12.6138609365791">
            <text:p>12.6138609366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461">
            <text:p>461</text:p>
          </table:table-cell>
          <table:table-cell office:value-type="float" office:value="10330">
            <text:p>10330</text:p>
          </table:table-cell>
          <table:table-cell office:value-type="float" office:value="21556">
            <text:p>21556</text:p>
          </table:table-cell>
          <table:table-cell office:value-type="float" office:value="126056">
            <text:p>126056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17">
            <text:p>1.17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446">
            <text:p>446</text:p>
          </table:table-cell>
          <table:table-cell office:value-type="float" office:value="9934">
            <text:p>9934</text:p>
          </table:table-cell>
          <table:table-cell office:value-type="float" office:value="22581">
            <text:p>22581</text:p>
          </table:table-cell>
          <table:table-cell office:value-type="float" office:value="126877">
            <text:p>126877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17">
            <text:p>1.17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0.25">
            <text:p>60.25</text:p>
          </table:table-cell>
          <table:table-cell office:value-type="float" office:value="3800.75">
            <text:p>3800.75</text:p>
          </table:table-cell>
          <table:table-cell office:value-type="float" office:value="16513.5">
            <text:p>16513.5</text:p>
          </table:table-cell>
          <table:table-cell office:value-type="float" office:value="19.9575">
            <text:p>19.9575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21">
            <text:p>321</text:p>
          </table:table-cell>
          <table:table-cell office:value-type="float" office:value="9554">
            <text:p>9554</text:p>
          </table:table-cell>
          <table:table-cell office:value-type="float" office:value="23654">
            <text:p>23654</text:p>
          </table:table-cell>
          <table:table-cell office:value-type="float" office:value="127702">
            <text:p>127702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17">
            <text:p>1.17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1.6666666666667">
            <text:p>61.6666666667</text:p>
          </table:table-cell>
          <table:table-cell office:value-type="float" office:value="4002">
            <text:p>4002</text:p>
          </table:table-cell>
          <table:table-cell office:value-type="float" office:value="16933.6666666667">
            <text:p>16933.6666666667</text:p>
          </table:table-cell>
          <table:table-cell office:value-type="float" office:value="21.8166666666667">
            <text:p>21.81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407">
            <text:p>407</text:p>
          </table:table-cell>
          <table:table-cell office:value-type="float" office:value="528">
            <text:p>528</text:p>
          </table:table-cell>
          <table:table-cell office:value-type="float" office:value="407">
            <text:p>407</text:p>
          </table:table-cell>
          <table:table-cell office:value-type="float" office:value="9188">
            <text:p>9188</text:p>
          </table:table-cell>
          <table:table-cell office:value-type="float" office:value="24680">
            <text:p>24680</text:p>
          </table:table-cell>
          <table:table-cell office:value-type="float" office:value="128534">
            <text:p>128534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21">
            <text:p>1.21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number-columns-repeated="2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float" office:value="0.87">
            <text:p>0.87</text:p>
          </table:table-cell>
          <table:table-cell office:value-type="float" office:value="1.03">
            <text:p>1.03</text:p>
          </table:table-cell>
          <table:table-cell office:value-type="float" office:value="1.21">
            <text:p>1.21</text:p>
          </table:table-cell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.5">
            <text:p>6.5</text:p>
          </table:table-cell>
          <table:table-cell office:value-type="float" office:value="30.4">
            <text:p>30.4</text:p>
          </table:table-cell>
          <table:table-cell office:value-type="float" office:value="3922">
            <text:p>3922</text:p>
          </table:table-cell>
          <table:table-cell office:value-type="float" office:value="5147">
            <text:p>5147</text:p>
          </table:table-cell>
          <table:table-cell office:value-type="float" office:value="18214">
            <text:p>182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3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37:41.42</dc:date>
    <dc:creator>Liam Widdess</dc:creator>
    <meta:editing-duration>P2DT3H31M52S</meta:editing-duration>
    <meta:editing-cycles>185</meta:editing-cycles>
    <meta:generator>OpenOffice/4.1.7$Win32 OpenOffice.org_project/417m1$Build-9800</meta:generator>
    <meta:document-statistic meta:table-count="8" meta:cell-count="731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25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71">
                <text:p>671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54">
                <text:p>654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08">
                <text:p>808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96">
                <text:p>796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54">
                <text:p>954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56">
                <text:p>1056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249">
                <text:p>1249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06">
                <text:p>606</text:p>
              </table:table-cell>
              <table:table-cell office:value-type="float" office:value="1264">
                <text:p>1264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15">
                <text:p>715</text:p>
              </table:table-cell>
              <table:table-cell office:value-type="float" office:value="1305">
                <text:p>1305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44">
                <text:p>744</text:p>
              </table:table-cell>
              <table:table-cell office:value-type="float" office:value="1440">
                <text:p>1440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34">
                <text:p>834</text:p>
              </table:table-cell>
              <table:table-cell office:value-type="float" office:value="1686">
                <text:p>1686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16">
                <text:p>816</text:p>
              </table:table-cell>
              <table:table-cell office:value-type="float" office:value="1646">
                <text:p>1646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20">
                <text:p>820</text:p>
              </table:table-cell>
              <table:table-cell office:value-type="float" office:value="1784">
                <text:p>1784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15">
                <text:p>915</text:p>
              </table:table-cell>
              <table:table-cell office:value-type="float" office:value="2006">
                <text:p>2006</text:p>
              </table:table-cell>
              <table:table-cell office:value-type="float" office:value="5117">
                <text:p>51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120">
                <text:p>1120</text:p>
              </table:table-cell>
              <table:table-cell office:value-type="float" office:value="2099">
                <text:p>2099</text:p>
              </table:table-cell>
              <table:table-cell office:value-type="float" office:value="4331">
                <text:p>4331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86">
                <text:p>1086</text:p>
              </table:table-cell>
              <table:table-cell office:value-type="float" office:value="2047">
                <text:p>2047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190">
                <text:p>1190</text:p>
              </table:table-cell>
              <table:table-cell office:value-type="float" office:value="2265">
                <text:p>2265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247">
                <text:p>1247</text:p>
              </table:table-cell>
              <table:table-cell office:value-type="float" office:value="2488">
                <text:p>2488</text:p>
              </table:table-cell>
              <table:table-cell office:value-type="float" office:value="4402">
                <text:p>4402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272">
                <text:p>1272</text:p>
              </table:table-cell>
              <table:table-cell office:value-type="float" office:value="2602">
                <text:p>2602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52">
                <text:p>1552</text:p>
              </table:table-cell>
              <table:table-cell office:value-type="float" office:value="2718">
                <text:p>2718</text:p>
              </table:table-cell>
              <table:table-cell office:value-type="float" office:value="5178">
                <text:p>5178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02">
                <text:p>1602</text:p>
              </table:table-cell>
              <table:table-cell office:value-type="float" office:value="2952">
                <text:p>2952</text:p>
              </table:table-cell>
              <table:table-cell office:value-type="float" office:value="6054">
                <text:p>6054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850">
                <text:p>1850</text:p>
              </table:table-cell>
              <table:table-cell office:value-type="float" office:value="3170">
                <text:p>3170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74">
                <text:p>1974</text:p>
              </table:table-cell>
              <table:table-cell office:value-type="float" office:value="3266">
                <text:p>3266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22">
                <text:p>2022</text:p>
              </table:table-cell>
              <table:table-cell office:value-type="float" office:value="3524">
                <text:p>3524</text:p>
              </table:table-cell>
              <table:table-cell office:value-type="float" office:value="6469">
                <text:p>6469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32">
                <text:p>1732</text:p>
              </table:table-cell>
              <table:table-cell office:value-type="float" office:value="3578">
                <text:p>3578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2038">
                <text:p>2038</text:p>
              </table:table-cell>
              <table:table-cell office:value-type="float" office:value="3950">
                <text:p>3950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250">
                <text:p>2250</text:p>
              </table:table-cell>
              <table:table-cell office:value-type="float" office:value="4069">
                <text:p>4069</text:p>
              </table:table-cell>
              <table:table-cell office:value-type="float" office:value="8630">
                <text:p>8630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303">
                <text:p>2303</text:p>
              </table:table-cell>
              <table:table-cell office:value-type="float" office:value="4216">
                <text:p>4216</text:p>
              </table:table-cell>
              <table:table-cell office:value-type="float" office:value="8435">
                <text:p>8435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255">
                <text:p>2255</text:p>
              </table:table-cell>
              <table:table-cell office:value-type="float" office:value="4546">
                <text:p>4546</text:p>
              </table:table-cell>
              <table:table-cell office:value-type="float" office:value="9269">
                <text:p>9269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02">
                <text:p>2502</text:p>
              </table:table-cell>
              <table:table-cell office:value-type="float" office:value="4968">
                <text:p>4968</text:p>
              </table:table-cell>
              <table:table-cell office:value-type="float" office:value="9219">
                <text:p>9219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59">
                <text:p>2659</text:p>
              </table:table-cell>
              <table:table-cell office:value-type="float" office:value="5171">
                <text:p>5171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3075">
                <text:p>3075</text:p>
              </table:table-cell>
              <table:table-cell office:value-type="float" office:value="5556">
                <text:p>5556</text:p>
              </table:table-cell>
              <table:table-cell office:value-type="float" office:value="9353">
                <text:p>935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820">
                <text:p>2820</text:p>
              </table:table-cell>
              <table:table-cell office:value-type="float" office:value="5557">
                <text:p>5557</text:p>
              </table:table-cell>
              <table:table-cell office:value-type="float" office:value="10037">
                <text:p>1003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68">
                <text:p>3168</text:p>
              </table:table-cell>
              <table:table-cell office:value-type="float" office:value="5920">
                <text:p>5920</text:p>
              </table:table-cell>
              <table:table-cell office:value-type="float" office:value="9891">
                <text:p>989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676">
                <text:p>3676</text:p>
              </table:table-cell>
              <table:table-cell office:value-type="float" office:value="6262">
                <text:p>6262</text:p>
              </table:table-cell>
              <table:table-cell office:value-type="float" office:value="11215">
                <text:p>11215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3795">
                <text:p>3795</text:p>
              </table:table-cell>
              <table:table-cell office:value-type="float" office:value="6650">
                <text:p>6650</text:p>
              </table:table-cell>
              <table:table-cell office:value-type="float" office:value="11712">
                <text:p>1171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039">
                <text:p>4039</text:p>
              </table:table-cell>
              <table:table-cell office:value-type="float" office:value="6664">
                <text:p>6664</text:p>
              </table:table-cell>
              <table:table-cell office:value-type="float" office:value="11885">
                <text:p>11885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098">
                <text:p>4098</text:p>
              </table:table-cell>
              <table:table-cell office:value-type="float" office:value="6830">
                <text:p>6830</text:p>
              </table:table-cell>
              <table:table-cell office:value-type="float" office:value="11189">
                <text:p>1118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510">
                <text:p>4510</text:p>
              </table:table-cell>
              <table:table-cell office:value-type="float" office:value="7092">
                <text:p>7092</text:p>
              </table:table-cell>
              <table:table-cell office:value-type="float" office:value="11398">
                <text:p>1139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060">
                <text:p>4060</text:p>
              </table:table-cell>
              <table:table-cell office:value-type="float" office:value="7245">
                <text:p>7245</text:p>
              </table:table-cell>
              <table:table-cell office:value-type="float" office:value="21140">
                <text:p>21140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228">
                <text:p>4228</text:p>
              </table:table-cell>
              <table:table-cell office:value-type="float" office:value="7870">
                <text:p>7870</text:p>
              </table:table-cell>
              <table:table-cell office:value-type="float" office:value="34126">
                <text:p>3412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3696">
                <text:p>3696</text:p>
              </table:table-cell>
              <table:table-cell office:value-type="float" office:value="7264">
                <text:p>7264</text:p>
              </table:table-cell>
              <table:table-cell office:value-type="float" office:value="47716">
                <text:p>47716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3388">
                <text:p>3388</text:p>
              </table:table-cell>
              <table:table-cell office:value-type="float" office:value="7187">
                <text:p>7187</text:p>
              </table:table-cell>
              <table:table-cell office:value-type="float" office:value="54360">
                <text:p>5436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4060">
                <text:p>4060</text:p>
              </table:table-cell>
              <table:table-cell office:value-type="float" office:value="7390">
                <text:p>7390</text:p>
              </table:table-cell>
              <table:table-cell office:value-type="float" office:value="63420">
                <text:p>6342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4228">
                <text:p>4228</text:p>
              </table:table-cell>
              <table:table-cell office:value-type="float" office:value="7532">
                <text:p>7532</text:p>
              </table:table-cell>
              <table:table-cell office:value-type="float" office:value="61608">
                <text:p>61608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3696">
                <text:p>3696</text:p>
              </table:table-cell>
              <table:table-cell office:value-type="float" office:value="7237">
                <text:p>7237</text:p>
              </table:table-cell>
              <table:table-cell office:value-type="float" office:value="52548">
                <text:p>5254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3388">
                <text:p>3388</text:p>
              </table:table-cell>
              <table:table-cell office:value-type="float" office:value="6723">
                <text:p>6723</text:p>
              </table:table-cell>
              <table:table-cell office:value-type="float" office:value="43790">
                <text:p>43790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4431">
                <text:p>4431</text:p>
              </table:table-cell>
              <table:table-cell office:value-type="float" office:value="7385">
                <text:p>7385</text:p>
              </table:table-cell>
              <table:table-cell office:value-type="float" office:value="45602">
                <text:p>45602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3960">
                <text:p>3960</text:p>
              </table:table-cell>
              <table:table-cell office:value-type="float" office:value="7101">
                <text:p>7101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3630">
                <text:p>3630</text:p>
              </table:table-cell>
              <table:table-cell office:value-type="float" office:value="7722">
                <text:p>7722</text:p>
              </table:table-cell>
              <table:table-cell office:value-type="float" office:value="36542">
                <text:p>36542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4770">
                <text:p>4770</text:p>
              </table:table-cell>
              <table:table-cell office:value-type="float" office:value="8397">
                <text:p>8397</text:p>
              </table:table-cell>
              <table:table-cell office:value-type="float" office:value="48018">
                <text:p>4801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5190">
                <text:p>5190</text:p>
              </table:table-cell>
              <table:table-cell office:value-type="float" office:value="9594">
                <text:p>9594</text:p>
              </table:table-cell>
              <table:table-cell office:value-type="float" office:value="52246">
                <text:p>52246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5220">
                <text:p>5220</text:p>
              </table:table-cell>
              <table:table-cell office:value-type="float" office:value="9637">
                <text:p>9637</text:p>
              </table:table-cell>
              <table:table-cell office:value-type="float" office:value="52548">
                <text:p>52548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5790">
                <text:p>5790</text:p>
              </table:table-cell>
              <table:table-cell office:value-type="float" office:value="10395">
                <text:p>10395</text:p>
              </table:table-cell>
              <table:table-cell office:value-type="float" office:value="58286">
                <text:p>5828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6330">
                <text:p>6330</text:p>
              </table:table-cell>
              <table:table-cell office:value-type="float" office:value="11872">
                <text:p>11872</text:p>
              </table:table-cell>
              <table:table-cell office:value-type="float" office:value="63722">
                <text:p>6372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5670">
                <text:p>5670</text:p>
              </table:table-cell>
              <table:table-cell office:value-type="float" office:value="12908">
                <text:p>12908</text:p>
              </table:table-cell>
              <table:table-cell office:value-type="float" office:value="57078">
                <text:p>5707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6720">
                <text:p>6720</text:p>
              </table:table-cell>
              <table:table-cell office:value-type="float" office:value="13858">
                <text:p>13858</text:p>
              </table:table-cell>
              <table:table-cell office:value-type="float" office:value="67648">
                <text:p>6764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6741">
                <text:p>6741</text:p>
              </table:table-cell>
              <table:table-cell office:value-type="float" office:value="12480">
                <text:p>12480</text:p>
              </table:table-cell>
              <table:table-cell office:value-type="float" office:value="74896">
                <text:p>7489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8448">
                <text:p>8448</text:p>
              </table:table-cell>
              <table:table-cell office:value-type="float" office:value="14784">
                <text:p>14784</text:p>
              </table:table-cell>
              <table:table-cell office:value-type="float" office:value="87882">
                <text:p>87882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7690">
                <text:p>7690</text:p>
              </table:table-cell>
              <table:table-cell office:value-type="float" office:value="15652">
                <text:p>15652</text:p>
              </table:table-cell>
              <table:table-cell office:value-type="float" office:value="102076">
                <text:p>102076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7288">
                <text:p>7288</text:p>
              </table:table-cell>
              <table:table-cell office:value-type="float" office:value="15456">
                <text:p>15456</text:p>
              </table:table-cell>
              <table:table-cell office:value-type="float" office:value="103888">
                <text:p>10388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7394">
                <text:p>7394</text:p>
              </table:table-cell>
              <table:table-cell office:value-type="float" office:value="14352">
                <text:p>14352</text:p>
              </table:table-cell>
              <table:table-cell office:value-type="float" office:value="128048">
                <text:p>128048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7388">
                <text:p>7388</text:p>
              </table:table-cell>
              <table:table-cell office:value-type="float" office:value="16687">
                <text:p>16687</text:p>
              </table:table-cell>
              <table:table-cell office:value-type="float" office:value="139222">
                <text:p>139222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7733">
                <text:p>7733</text:p>
              </table:table-cell>
              <table:table-cell office:value-type="float" office:value="15162">
                <text:p>15162</text:p>
              </table:table-cell>
              <table:table-cell office:value-type="float" office:value="134692">
                <text:p>134692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116">
                <text:p>9116</text:p>
              </table:table-cell>
              <table:table-cell office:value-type="float" office:value="16848">
                <text:p>16848</text:p>
              </table:table-cell>
              <table:table-cell office:value-type="float" office:value="96942">
                <text:p>9694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429">
                <text:p>10429</text:p>
              </table:table-cell>
              <table:table-cell office:value-type="float" office:value="19729">
                <text:p>19729</text:p>
              </table:table-cell>
              <table:table-cell office:value-type="float" office:value="122914">
                <text:p>12291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272">
                <text:p>10272</text:p>
              </table:table-cell>
              <table:table-cell office:value-type="float" office:value="19176">
                <text:p>19176</text:p>
              </table:table-cell>
              <table:table-cell office:value-type="float" office:value="115265">
                <text:p>115265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020">
                <text:p>10020</text:p>
              </table:table-cell>
              <table:table-cell office:value-type="float" office:value="19553">
                <text:p>19553</text:p>
              </table:table-cell>
              <table:table-cell office:value-type="float" office:value="112439">
                <text:p>11243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535">
                <text:p>10535</text:p>
              </table:table-cell>
              <table:table-cell office:value-type="float" office:value="20713">
                <text:p>20713</text:p>
              </table:table-cell>
              <table:table-cell office:value-type="float" office:value="125241">
                <text:p>125241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330">
                <text:p>10330</text:p>
              </table:table-cell>
              <table:table-cell office:value-type="float" office:value="21556">
                <text:p>21556</text:p>
              </table:table-cell>
              <table:table-cell office:value-type="float" office:value="126056">
                <text:p>126056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9934">
                <text:p>9934</text:p>
              </table:table-cell>
              <table:table-cell office:value-type="float" office:value="22581">
                <text:p>22581</text:p>
              </table:table-cell>
              <table:table-cell office:value-type="float" office:value="126877">
                <text:p>126877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9554">
                <text:p>9554</text:p>
              </table:table-cell>
              <table:table-cell office:value-type="float" office:value="23654">
                <text:p>23654</text:p>
              </table:table-cell>
              <table:table-cell office:value-type="float" office:value="127702">
                <text:p>12770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9188">
                <text:p>9188</text:p>
              </table:table-cell>
              <table:table-cell office:value-type="float" office:value="24680">
                <text:p>24680</text:p>
              </table:table-cell>
              <table:table-cell office:value-type="float" office:value="128534">
                <text:p>128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8cm" svg:width="31.003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800.75">
                <text:p>3800.75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9cm" svg:y="1.404cm" svg:width="30.88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9.9575">
                <text:p>19.9575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1.8166666666667">
                <text:p>21.8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8cm" svg:y="1.352cm" svg:width="31.33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3657778260031">
                <text:p>1.53657778260031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5552141698215">
                <text:p>1.65552141698215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31288942477473">
                <text:p>1.3128894247747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5974490228329">
                <text:p>1.45974490228329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26894969798457">
                <text:p>1.26894969798457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6576696690109">
                <text:p>1.16576696690109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7630991269245">
                <text:p>1.2763099126924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5752984389348">
                <text:p>1.575298438934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18523057196758">
                <text:p>1.1852305719675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8878962620236">
                <text:p>1.2887896262023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20905080078096">
                <text:p>1.2090508007809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7286637852045">
                <text:p>1.27286637852045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8434230981117">
                <text:p>1.28434230981117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8952169131434">
                <text:p>1.2895216913143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588272627092">
                <text:p>1.258827262709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411031875088">
                <text:p>1.06411031875088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1760504559784">
                <text:p>1.11760504559784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25545227875268">
                <text:p>1.25545227875268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6913061269243">
                <text:p>1.26913061269243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12825772156916">
                <text:p>1.1282577215691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9395861393574">
                <text:p>1.2939586139357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408622437301">
                <text:p>1.20408622437301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28975592959">
                <text:p>1.128975592959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9092026714367">
                <text:p>1.29092026714367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17193093312531">
                <text:p>1.17193093312531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4213996838285">
                <text:p>1.1421399683828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0852685469022">
                <text:p>1.208526854690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5054520573626">
                <text:p>1.2505452057362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0947710504035">
                <text:p>1.20947710504035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3586659131406">
                <text:p>1.1358665913140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7752272079693">
                <text:p>1.17752272079693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5661791180139">
                <text:p>1.15661791180139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22536531898942">
                <text:p>1.2253653189894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24939721547438">
                <text:p>1.2493972154743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24029066485588">
                <text:p>1.24029066485588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05366245891161">
                <text:p>1.053662458911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812430245873">
                <text:p>1.1812430245873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0.908741318559557">
                <text:p>0.90874131855955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962154255084387">
                <text:p>0.962154255084387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09822089722373">
                <text:p>1.0982208972237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0.928536586786697">
                <text:p>0.928536586786697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0.892670179584121">
                <text:p>0.89267017958412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6730748346301">
                <text:p>1.06730748346301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02491267072456">
                <text:p>1.02491267072456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06363951127621">
                <text:p>1.06363951127621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0.997277911900476">
                <text:p>0.997277911900476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08237776564724">
                <text:p>1.0823777656472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05107043030124">
                <text:p>1.0510704303012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7873234008693">
                <text:p>1.07873234008693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28568226230318">
                <text:p>1.2856822623031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9111997426593">
                <text:p>1.0911199742659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29402094032355">
                <text:p>1.29402094032355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9866795344341">
                <text:p>1.19866795344341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34698957484155">
                <text:p>1.34698957484155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31976612117725">
                <text:p>1.31976612117725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29402094032355">
                <text:p>1.2940209403235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168369140625">
                <text:p>1.168369140625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7847628311584">
                <text:p>1.0784762831158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35036085593116">
                <text:p>1.3503608559311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4576295303254">
                <text:p>1.0457629530325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0.956188623097317">
                <text:p>0.95618862309731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8558295856888">
                <text:p>1.0855829585688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11551047081758">
                <text:p>1.1155104708175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22774381354516">
                <text:p>1.2277438135451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730653908271">
                <text:p>1.073065390827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06000669074397">
                <text:p>1.06000669074397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07261352059394">
                <text:p>1.0726135205939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6499175541677">
                <text:p>1.26499175541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2486036640848">
                <text:p>1.248603664084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4cm" svg:width="31.267cm" svg:height="12.681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6513.5">
                <text:p>16513.5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6933.6666666667">
                <text:p>16933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